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a020f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GDP Deflator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>GDP Deflator</text:p>
          </table:table-cell>
        </table:table-row>
        <table:table-row table:style-name="ro1">
          <table:table-cell table:style-name="ce1" office:value-type="float" office:value="1954" calcext:value-type="float">
            <text:p>1954</text:p>
          </table:table-cell>
          <table:table-cell office:value-type="float" office:value="3" calcext:value-type="float">
            <text:p>3</text:p>
          </table:table-cell>
          <table:table-cell office:value-type="float" office:value="15.279" calcext:value-type="float">
            <text:p>15,279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4" calcext:value-type="float">
            <text:p>4</text:p>
          </table:table-cell>
          <table:table-cell office:value-type="float" office:value="15.322" calcext:value-type="float">
            <text:p>15,322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1" calcext:value-type="float">
            <text:p>1</text:p>
          </table:table-cell>
          <table:table-cell office:value-type="float" office:value="15.396" calcext:value-type="float">
            <text:p>15,396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2" calcext:value-type="float">
            <text:p>2</text:p>
          </table:table-cell>
          <table:table-cell office:value-type="float" office:value="15.46" calcext:value-type="float">
            <text:p>15,46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3" calcext:value-type="float">
            <text:p>3</text:p>
          </table:table-cell>
          <table:table-cell office:value-type="float" office:value="15.57" calcext:value-type="float">
            <text:p>15,57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4" calcext:value-type="float">
            <text:p>4</text:p>
          </table:table-cell>
          <table:table-cell office:value-type="float" office:value="15.723" calcext:value-type="float">
            <text:p>15,723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1" calcext:value-type="float">
            <text:p>1</text:p>
          </table:table-cell>
          <table:table-cell office:value-type="float" office:value="15.881" calcext:value-type="float">
            <text:p>15,881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2" calcext:value-type="float">
            <text:p>2</text:p>
          </table:table-cell>
          <table:table-cell office:value-type="float" office:value="15.976" calcext:value-type="float">
            <text:p>15,976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3" calcext:value-type="float">
            <text:p>3</text:p>
          </table:table-cell>
          <table:table-cell office:value-type="float" office:value="16.175" calcext:value-type="float">
            <text:p>16,175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4" calcext:value-type="float">
            <text:p>4</text:p>
          </table:table-cell>
          <table:table-cell office:value-type="float" office:value="16.242" calcext:value-type="float">
            <text:p>16,242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1" calcext:value-type="float">
            <text:p>1</text:p>
          </table:table-cell>
          <table:table-cell office:value-type="float" office:value="16.463" calcext:value-type="float">
            <text:p>16,463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2" calcext:value-type="float">
            <text:p>2</text:p>
          </table:table-cell>
          <table:table-cell office:value-type="float" office:value="16.579" calcext:value-type="float">
            <text:p>16,579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3" calcext:value-type="float">
            <text:p>3</text:p>
          </table:table-cell>
          <table:table-cell office:value-type="float" office:value="16.679" calcext:value-type="float">
            <text:p>16,679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4" calcext:value-type="float">
            <text:p>4</text:p>
          </table:table-cell>
          <table:table-cell office:value-type="float" office:value="16.689" calcext:value-type="float">
            <text:p>16,689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1" calcext:value-type="float">
            <text:p>1</text:p>
          </table:table-cell>
          <table:table-cell office:value-type="float" office:value="16.869" calcext:value-type="float">
            <text:p>16,869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2" calcext:value-type="float">
            <text:p>2</text:p>
          </table:table-cell>
          <table:table-cell office:value-type="float" office:value="16.918" calcext:value-type="float">
            <text:p>16,918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3" calcext:value-type="float">
            <text:p>3</text:p>
          </table:table-cell>
          <table:table-cell office:value-type="float" office:value="17.02" calcext:value-type="float">
            <text:p>17,02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4" calcext:value-type="float">
            <text:p>4</text:p>
          </table:table-cell>
          <table:table-cell office:value-type="float" office:value="17.101" calcext:value-type="float">
            <text:p>17,101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" calcext:value-type="float">
            <text:p>1</text:p>
          </table:table-cell>
          <table:table-cell office:value-type="float" office:value="17.147" calcext:value-type="float">
            <text:p>17,147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2" calcext:value-type="float">
            <text:p>2</text:p>
          </table:table-cell>
          <table:table-cell office:value-type="float" office:value="17.173" calcext:value-type="float">
            <text:p>17,173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3" calcext:value-type="float">
            <text:p>3</text:p>
          </table:table-cell>
          <table:table-cell office:value-type="float" office:value="17.237" calcext:value-type="float">
            <text:p>17,237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4" calcext:value-type="float">
            <text:p>4</text:p>
          </table:table-cell>
          <table:table-cell office:value-type="float" office:value="17.304" calcext:value-type="float">
            <text:p>17,304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" calcext:value-type="float">
            <text:p>1</text:p>
          </table:table-cell>
          <table:table-cell office:value-type="float" office:value="17.376" calcext:value-type="float">
            <text:p>17,376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2" calcext:value-type="float">
            <text:p>2</text:p>
          </table:table-cell>
          <table:table-cell office:value-type="float" office:value="17.421" calcext:value-type="float">
            <text:p>17,421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3" calcext:value-type="float">
            <text:p>3</text:p>
          </table:table-cell>
          <table:table-cell office:value-type="float" office:value="17.484" calcext:value-type="float">
            <text:p>17,484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4" calcext:value-type="float">
            <text:p>4</text:p>
          </table:table-cell>
          <table:table-cell office:value-type="float" office:value="17.538" calcext:value-type="float">
            <text:p>17,538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1" calcext:value-type="float">
            <text:p>1</text:p>
          </table:table-cell>
          <table:table-cell office:value-type="float" office:value="17.576" calcext:value-type="float">
            <text:p>17,576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2" calcext:value-type="float">
            <text:p>2</text:p>
          </table:table-cell>
          <table:table-cell office:value-type="float" office:value="17.619" calcext:value-type="float">
            <text:p>17,619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3" calcext:value-type="float">
            <text:p>3</text:p>
          </table:table-cell>
          <table:table-cell office:value-type="float" office:value="17.667" calcext:value-type="float">
            <text:p>17,667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4" calcext:value-type="float">
            <text:p>4</text:p>
          </table:table-cell>
          <table:table-cell office:value-type="float" office:value="17.724" calcext:value-type="float">
            <text:p>17,724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" calcext:value-type="float">
            <text:p>1</text:p>
          </table:table-cell>
          <table:table-cell office:value-type="float" office:value="17.817" calcext:value-type="float">
            <text:p>17,817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2" calcext:value-type="float">
            <text:p>2</text:p>
          </table:table-cell>
          <table:table-cell office:value-type="float" office:value="17.846" calcext:value-type="float">
            <text:p>17,846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3" calcext:value-type="float">
            <text:p>3</text:p>
          </table:table-cell>
          <table:table-cell office:value-type="float" office:value="17.883" calcext:value-type="float">
            <text:p>17,883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4" calcext:value-type="float">
            <text:p>4</text:p>
          </table:table-cell>
          <table:table-cell office:value-type="float" office:value="17.919" calcext:value-type="float">
            <text:p>17,919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1" calcext:value-type="float">
            <text:p>1</text:p>
          </table:table-cell>
          <table:table-cell office:value-type="float" office:value="17.997" calcext:value-type="float">
            <text:p>17,997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2" calcext:value-type="float">
            <text:p>2</text:p>
          </table:table-cell>
          <table:table-cell office:value-type="float" office:value="18.027" calcext:value-type="float">
            <text:p>18,027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3" calcext:value-type="float">
            <text:p>3</text:p>
          </table:table-cell>
          <table:table-cell office:value-type="float" office:value="18.05" calcext:value-type="float">
            <text:p>18,05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4" calcext:value-type="float">
            <text:p>4</text:p>
          </table:table-cell>
          <table:table-cell office:value-type="float" office:value="18.196" calcext:value-type="float">
            <text:p>18,196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" calcext:value-type="float">
            <text:p>1</text:p>
          </table:table-cell>
          <table:table-cell office:value-type="float" office:value="18.254" calcext:value-type="float">
            <text:p>18,254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2" calcext:value-type="float">
            <text:p>2</text:p>
          </table:table-cell>
          <table:table-cell office:value-type="float" office:value="18.299" calcext:value-type="float">
            <text:p>18,299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3" calcext:value-type="float">
            <text:p>3</text:p>
          </table:table-cell>
          <table:table-cell office:value-type="float" office:value="18.373" calcext:value-type="float">
            <text:p>18,373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4" calcext:value-type="float">
            <text:p>4</text:p>
          </table:table-cell>
          <table:table-cell office:value-type="float" office:value="18.457" calcext:value-type="float">
            <text:p>18,457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1" calcext:value-type="float">
            <text:p>1</text:p>
          </table:table-cell>
          <table:table-cell office:value-type="float" office:value="18.55" calcext:value-type="float">
            <text:p>18,55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2" calcext:value-type="float">
            <text:p>2</text:p>
          </table:table-cell>
          <table:table-cell office:value-type="float" office:value="18.634" calcext:value-type="float">
            <text:p>18,634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3" calcext:value-type="float">
            <text:p>3</text:p>
          </table:table-cell>
          <table:table-cell office:value-type="float" office:value="18.707" calcext:value-type="float">
            <text:p>18,707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4" calcext:value-type="float">
            <text:p>4</text:p>
          </table:table-cell>
          <table:table-cell office:value-type="float" office:value="18.835" calcext:value-type="float">
            <text:p>18,835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1" calcext:value-type="float">
            <text:p>1</text:p>
          </table:table-cell>
          <table:table-cell office:value-type="float" office:value="18.957" calcext:value-type="float">
            <text:p>18,957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2" calcext:value-type="float">
            <text:p>2</text:p>
          </table:table-cell>
          <table:table-cell office:value-type="float" office:value="19.113" calcext:value-type="float">
            <text:p>19,113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3" calcext:value-type="float">
            <text:p>3</text:p>
          </table:table-cell>
          <table:table-cell office:value-type="float" office:value="19.298" calcext:value-type="float">
            <text:p>19,298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4" calcext:value-type="float">
            <text:p>4</text:p>
          </table:table-cell>
          <table:table-cell office:value-type="float" office:value="19.462" calcext:value-type="float">
            <text:p>19,462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  <table:table-cell office:value-type="float" office:value="19.543" calcext:value-type="float">
            <text:p>19,543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2" calcext:value-type="float">
            <text:p>2</text:p>
          </table:table-cell>
          <table:table-cell office:value-type="float" office:value="19.642" calcext:value-type="float">
            <text:p>19,642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3" calcext:value-type="float">
            <text:p>3</text:p>
          </table:table-cell>
          <table:table-cell office:value-type="float" office:value="19.83" calcext:value-type="float">
            <text:p>19,83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4" calcext:value-type="float">
            <text:p>4</text:p>
          </table:table-cell>
          <table:table-cell office:value-type="float" office:value="20.048" calcext:value-type="float">
            <text:p>20,048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" calcext:value-type="float">
            <text:p>1</text:p>
          </table:table-cell>
          <table:table-cell office:value-type="float" office:value="20.271" calcext:value-type="float">
            <text:p>20,271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2" calcext:value-type="float">
            <text:p>2</text:p>
          </table:table-cell>
          <table:table-cell office:value-type="float" office:value="20.485" calcext:value-type="float">
            <text:p>20,485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3" calcext:value-type="float">
            <text:p>3</text:p>
          </table:table-cell>
          <table:table-cell office:value-type="float" office:value="20.687" calcext:value-type="float">
            <text:p>20,687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4" calcext:value-type="float">
            <text:p>4</text:p>
          </table:table-cell>
          <table:table-cell office:value-type="float" office:value="20.98" calcext:value-type="float">
            <text:p>20,98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1" calcext:value-type="float">
            <text:p>1</text:p>
          </table:table-cell>
          <table:table-cell office:value-type="float" office:value="21.197" calcext:value-type="float">
            <text:p>21,197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2" calcext:value-type="float">
            <text:p>2</text:p>
          </table:table-cell>
          <table:table-cell office:value-type="float" office:value="21.468" calcext:value-type="float">
            <text:p>21,468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3" calcext:value-type="float">
            <text:p>3</text:p>
          </table:table-cell>
          <table:table-cell office:value-type="float" office:value="21.77" calcext:value-type="float">
            <text:p>21,77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4" calcext:value-type="float">
            <text:p>4</text:p>
          </table:table-cell>
          <table:table-cell office:value-type="float" office:value="22.05" calcext:value-type="float">
            <text:p>22,05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" calcext:value-type="float">
            <text:p>1</text:p>
          </table:table-cell>
          <table:table-cell office:value-type="float" office:value="22.36" calcext:value-type="float">
            <text:p>22,36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2" calcext:value-type="float">
            <text:p>2</text:p>
          </table:table-cell>
          <table:table-cell office:value-type="float" office:value="22.672" calcext:value-type="float">
            <text:p>22,672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3" calcext:value-type="float">
            <text:p>3</text:p>
          </table:table-cell>
          <table:table-cell office:value-type="float" office:value="22.859" calcext:value-type="float">
            <text:p>22,859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4" calcext:value-type="float">
            <text:p>4</text:p>
          </table:table-cell>
          <table:table-cell office:value-type="float" office:value="23.16" calcext:value-type="float">
            <text:p>23,16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" calcext:value-type="float">
            <text:p>1</text:p>
          </table:table-cell>
          <table:table-cell office:value-type="float" office:value="23.515" calcext:value-type="float">
            <text:p>23,515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" calcext:value-type="float">
            <text:p>2</text:p>
          </table:table-cell>
          <table:table-cell office:value-type="float" office:value="23.825" calcext:value-type="float">
            <text:p>23,825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3" calcext:value-type="float">
            <text:p>3</text:p>
          </table:table-cell>
          <table:table-cell office:value-type="float" office:value="24.068" calcext:value-type="float">
            <text:p>24,068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4" calcext:value-type="float">
            <text:p>4</text:p>
          </table:table-cell>
          <table:table-cell office:value-type="float" office:value="24.268" calcext:value-type="float">
            <text:p>24,268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</text:p>
          </table:table-cell>
          <table:table-cell office:value-type="float" office:value="24.646" calcext:value-type="float">
            <text:p>24,646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" calcext:value-type="float">
            <text:p>2</text:p>
          </table:table-cell>
          <table:table-cell office:value-type="float" office:value="24.798" calcext:value-type="float">
            <text:p>24,798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3" calcext:value-type="float">
            <text:p>3</text:p>
          </table:table-cell>
          <table:table-cell office:value-type="float" office:value="25.03" calcext:value-type="float">
            <text:p>25,03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4" calcext:value-type="float">
            <text:p>4</text:p>
          </table:table-cell>
          <table:table-cell office:value-type="float" office:value="25.349" calcext:value-type="float">
            <text:p>25,349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" calcext:value-type="float">
            <text:p>1</text:p>
          </table:table-cell>
          <table:table-cell office:value-type="float" office:value="25.645" calcext:value-type="float">
            <text:p>25,645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" calcext:value-type="float">
            <text:p>2</text:p>
          </table:table-cell>
          <table:table-cell office:value-type="float" office:value="26.036" calcext:value-type="float">
            <text:p>26,036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3" calcext:value-type="float">
            <text:p>3</text:p>
          </table:table-cell>
          <table:table-cell office:value-type="float" office:value="26.533" calcext:value-type="float">
            <text:p>26,533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4" calcext:value-type="float">
            <text:p>4</text:p>
          </table:table-cell>
          <table:table-cell office:value-type="float" office:value="27.062" calcext:value-type="float">
            <text:p>27,062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" calcext:value-type="float">
            <text:p>1</text:p>
          </table:table-cell>
          <table:table-cell office:value-type="float" office:value="27.574" calcext:value-type="float">
            <text:p>27,574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" calcext:value-type="float">
            <text:p>2</text:p>
          </table:table-cell>
          <table:table-cell office:value-type="float" office:value="28.228" calcext:value-type="float">
            <text:p>28,228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3" calcext:value-type="float">
            <text:p>3</text:p>
          </table:table-cell>
          <table:table-cell office:value-type="float" office:value="29.046" calcext:value-type="float">
            <text:p>29,046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4" calcext:value-type="float">
            <text:p>4</text:p>
          </table:table-cell>
          <table:table-cell office:value-type="float" office:value="29.9" calcext:value-type="float">
            <text:p>29,9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float" office:value="30.58" calcext:value-type="float">
            <text:p>30,58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2" calcext:value-type="float">
            <text:p>2</text:p>
          </table:table-cell>
          <table:table-cell office:value-type="float" office:value="31.037" calcext:value-type="float">
            <text:p>31,037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3" calcext:value-type="float">
            <text:p>3</text:p>
          </table:table-cell>
          <table:table-cell office:value-type="float" office:value="31.592" calcext:value-type="float">
            <text:p>31,592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4" calcext:value-type="float">
            <text:p>4</text:p>
          </table:table-cell>
          <table:table-cell office:value-type="float" office:value="32.12" calcext:value-type="float">
            <text:p>32,12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32.456" calcext:value-type="float">
            <text:p>32,456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2" calcext:value-type="float">
            <text:p>2</text:p>
          </table:table-cell>
          <table:table-cell office:value-type="float" office:value="32.786" calcext:value-type="float">
            <text:p>32,786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3" calcext:value-type="float">
            <text:p>3</text:p>
          </table:table-cell>
          <table:table-cell office:value-type="float" office:value="33.211" calcext:value-type="float">
            <text:p>33,211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4" calcext:value-type="float">
            <text:p>4</text:p>
          </table:table-cell>
          <table:table-cell office:value-type="float" office:value="33.8" calcext:value-type="float">
            <text:p>33,8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34.343" calcext:value-type="float">
            <text:p>34,343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2" calcext:value-type="float">
            <text:p>2</text:p>
          </table:table-cell>
          <table:table-cell office:value-type="float" office:value="34.827" calcext:value-type="float">
            <text:p>34,827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3" calcext:value-type="float">
            <text:p>3</text:p>
          </table:table-cell>
          <table:table-cell office:value-type="float" office:value="35.257" calcext:value-type="float">
            <text:p>35,257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4" calcext:value-type="float">
            <text:p>4</text:p>
          </table:table-cell>
          <table:table-cell office:value-type="float" office:value="36.021" calcext:value-type="float">
            <text:p>36,021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36.557" calcext:value-type="float">
            <text:p>36,557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2" calcext:value-type="float">
            <text:p>2</text:p>
          </table:table-cell>
          <table:table-cell office:value-type="float" office:value="37.229" calcext:value-type="float">
            <text:p>37,229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3" calcext:value-type="float">
            <text:p>3</text:p>
          </table:table-cell>
          <table:table-cell office:value-type="float" office:value="37.852" calcext:value-type="float">
            <text:p>37,852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4" calcext:value-type="float">
            <text:p>4</text:p>
          </table:table-cell>
          <table:table-cell office:value-type="float" office:value="38.647" calcext:value-type="float">
            <text:p>38,647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39.339" calcext:value-type="float">
            <text:p>39,339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2" calcext:value-type="float">
            <text:p>2</text:p>
          </table:table-cell>
          <table:table-cell office:value-type="float" office:value="40.288" calcext:value-type="float">
            <text:p>40,288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3" calcext:value-type="float">
            <text:p>3</text:p>
          </table:table-cell>
          <table:table-cell office:value-type="float" office:value="41.148" calcext:value-type="float">
            <text:p>41,148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4" calcext:value-type="float">
            <text:p>4</text:p>
          </table:table-cell>
          <table:table-cell office:value-type="float" office:value="41.969" calcext:value-type="float">
            <text:p>41,969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42.842" calcext:value-type="float">
            <text:p>42,842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office:value-type="float" office:value="43.782" calcext:value-type="float">
            <text:p>43,782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3" calcext:value-type="float">
            <text:p>3</text:p>
          </table:table-cell>
          <table:table-cell office:value-type="float" office:value="44.789" calcext:value-type="float">
            <text:p>44,789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4" calcext:value-type="float">
            <text:p>4</text:p>
          </table:table-cell>
          <table:table-cell office:value-type="float" office:value="46.027" calcext:value-type="float">
            <text:p>46,027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47.178" calcext:value-type="float">
            <text:p>47,178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" calcext:value-type="float">
            <text:p>2</text:p>
          </table:table-cell>
          <table:table-cell office:value-type="float" office:value="48.062" calcext:value-type="float">
            <text:p>48,062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3" calcext:value-type="float">
            <text:p>3</text:p>
          </table:table-cell>
          <table:table-cell office:value-type="float" office:value="48.929" calcext:value-type="float">
            <text:p>48,929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4" calcext:value-type="float">
            <text:p>4</text:p>
          </table:table-cell>
          <table:table-cell office:value-type="float" office:value="49.847" calcext:value-type="float">
            <text:p>49,847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50.543" calcext:value-type="float">
            <text:p>50,543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" calcext:value-type="float">
            <text:p>2</text:p>
          </table:table-cell>
          <table:table-cell office:value-type="float" office:value="51.151" calcext:value-type="float">
            <text:p>51,151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3" calcext:value-type="float">
            <text:p>3</text:p>
          </table:table-cell>
          <table:table-cell office:value-type="float" office:value="51.887" calcext:value-type="float">
            <text:p>51,887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4" calcext:value-type="float">
            <text:p>4</text:p>
          </table:table-cell>
          <table:table-cell office:value-type="float" office:value="52.464" calcext:value-type="float">
            <text:p>52,464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52.889" calcext:value-type="float">
            <text:p>52,889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" calcext:value-type="float">
            <text:p>2</text:p>
          </table:table-cell>
          <table:table-cell office:value-type="float" office:value="53.25" calcext:value-type="float">
            <text:p>53,25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3" calcext:value-type="float">
            <text:p>3</text:p>
          </table:table-cell>
          <table:table-cell office:value-type="float" office:value="53.808" calcext:value-type="float">
            <text:p>53,808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4" calcext:value-type="float">
            <text:p>4</text:p>
          </table:table-cell>
          <table:table-cell office:value-type="float" office:value="54.205" calcext:value-type="float">
            <text:p>54,205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54.782" calcext:value-type="float">
            <text:p>54,782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" calcext:value-type="float">
            <text:p>2</text:p>
          </table:table-cell>
          <table:table-cell office:value-type="float" office:value="55.243" calcext:value-type="float">
            <text:p>55,243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3" calcext:value-type="float">
            <text:p>3</text:p>
          </table:table-cell>
          <table:table-cell office:value-type="float" office:value="55.69" calcext:value-type="float">
            <text:p>55,69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4" calcext:value-type="float">
            <text:p>4</text:p>
          </table:table-cell>
          <table:table-cell office:value-type="float" office:value="56.062" calcext:value-type="float">
            <text:p>56,062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56.704" calcext:value-type="float">
            <text:p>56,704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" calcext:value-type="float">
            <text:p>2</text:p>
          </table:table-cell>
          <table:table-cell office:value-type="float" office:value="57.061" calcext:value-type="float">
            <text:p>57,061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3" calcext:value-type="float">
            <text:p>3</text:p>
          </table:table-cell>
          <table:table-cell office:value-type="float" office:value="57.391" calcext:value-type="float">
            <text:p>57,391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4" calcext:value-type="float">
            <text:p>4</text:p>
          </table:table-cell>
          <table:table-cell office:value-type="float" office:value="57.724" calcext:value-type="float">
            <text:p>57,724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58.004" calcext:value-type="float">
            <text:p>58,004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office:value-type="float" office:value="58.239" calcext:value-type="float">
            <text:p>58,239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3" calcext:value-type="float">
            <text:p>3</text:p>
          </table:table-cell>
          <table:table-cell office:value-type="float" office:value="58.48" calcext:value-type="float">
            <text:p>58,48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4" calcext:value-type="float">
            <text:p>4</text:p>
          </table:table-cell>
          <table:table-cell office:value-type="float" office:value="58.808" calcext:value-type="float">
            <text:p>58,808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59.242" calcext:value-type="float">
            <text:p>59,24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" calcext:value-type="float">
            <text:p>2</text:p>
          </table:table-cell>
          <table:table-cell office:value-type="float" office:value="59.642" calcext:value-type="float">
            <text:p>59,64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3" calcext:value-type="float">
            <text:p>3</text:p>
          </table:table-cell>
          <table:table-cell office:value-type="float" office:value="60.076" calcext:value-type="float">
            <text:p>60,076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4" calcext:value-type="float">
            <text:p>4</text:p>
          </table:table-cell>
          <table:table-cell office:value-type="float" office:value="60.575" calcext:value-type="float">
            <text:p>60,575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61.051" calcext:value-type="float">
            <text:p>61,051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" calcext:value-type="float">
            <text:p>2</text:p>
          </table:table-cell>
          <table:table-cell office:value-type="float" office:value="61.641" calcext:value-type="float">
            <text:p>61,641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3" calcext:value-type="float">
            <text:p>3</text:p>
          </table:table-cell>
          <table:table-cell office:value-type="float" office:value="62.368" calcext:value-type="float">
            <text:p>62,368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4" calcext:value-type="float">
            <text:p>4</text:p>
          </table:table-cell>
          <table:table-cell office:value-type="float" office:value="62.87" calcext:value-type="float">
            <text:p>62,87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63.562" calcext:value-type="float">
            <text:p>63,562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" calcext:value-type="float">
            <text:p>2</text:p>
          </table:table-cell>
          <table:table-cell office:value-type="float" office:value="64.222" calcext:value-type="float">
            <text:p>64,222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3" calcext:value-type="float">
            <text:p>3</text:p>
          </table:table-cell>
          <table:table-cell office:value-type="float" office:value="64.689" calcext:value-type="float">
            <text:p>64,689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4" calcext:value-type="float">
            <text:p>4</text:p>
          </table:table-cell>
          <table:table-cell office:value-type="float" office:value="65.141" calcext:value-type="float">
            <text:p>65,14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65.863" calcext:value-type="float">
            <text:p>65,863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  <table:table-cell office:value-type="float" office:value="66.545" calcext:value-type="float">
            <text:p>66,54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3" calcext:value-type="float">
            <text:p>3</text:p>
          </table:table-cell>
          <table:table-cell office:value-type="float" office:value="67.144" calcext:value-type="float">
            <text:p>67,14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4" calcext:value-type="float">
            <text:p>4</text:p>
          </table:table-cell>
          <table:table-cell office:value-type="float" office:value="67.659" calcext:value-type="float">
            <text:p>67,659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68.337" calcext:value-type="float">
            <text:p>68,337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office:value-type="float" office:value="68.806" calcext:value-type="float">
            <text:p>68,806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office:value-type="float" office:value="69.312" calcext:value-type="float">
            <text:p>69,312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4" calcext:value-type="float">
            <text:p>4</text:p>
          </table:table-cell>
          <table:table-cell office:value-type="float" office:value="69.687" calcext:value-type="float">
            <text:p>69,687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69.986" calcext:value-type="float">
            <text:p>69,986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</text:p>
          </table:table-cell>
          <table:table-cell office:value-type="float" office:value="70.431" calcext:value-type="float">
            <text:p>70,431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3" calcext:value-type="float">
            <text:p>3</text:p>
          </table:table-cell>
          <table:table-cell office:value-type="float" office:value="70.764" calcext:value-type="float">
            <text:p>70,764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4" calcext:value-type="float">
            <text:p>4</text:p>
          </table:table-cell>
          <table:table-cell office:value-type="float" office:value="71.242" calcext:value-type="float">
            <text:p>71,242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71.648" calcext:value-type="float">
            <text:p>71,648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" calcext:value-type="float">
            <text:p>2</text:p>
          </table:table-cell>
          <table:table-cell office:value-type="float" office:value="72.084" calcext:value-type="float">
            <text:p>72,084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3" calcext:value-type="float">
            <text:p>3</text:p>
          </table:table-cell>
          <table:table-cell office:value-type="float" office:value="72.516" calcext:value-type="float">
            <text:p>72,516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4" calcext:value-type="float">
            <text:p>4</text:p>
          </table:table-cell>
          <table:table-cell office:value-type="float" office:value="72.893" calcext:value-type="float">
            <text:p>72,893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73.246" calcext:value-type="float">
            <text:p>73,246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office:value-type="float" office:value="73.611" calcext:value-type="float">
            <text:p>73,611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3" calcext:value-type="float">
            <text:p>3</text:p>
          </table:table-cell>
          <table:table-cell office:value-type="float" office:value="74.01" calcext:value-type="float">
            <text:p>74,01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4" calcext:value-type="float">
            <text:p>4</text:p>
          </table:table-cell>
          <table:table-cell office:value-type="float" office:value="74.419" calcext:value-type="float">
            <text:p>74,419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74.849" calcext:value-type="float">
            <text:p>74,849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office:value-type="float" office:value="75.181" calcext:value-type="float">
            <text:p>75,18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office:value-type="float" office:value="75.54" calcext:value-type="float">
            <text:p>75,54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4" calcext:value-type="float">
            <text:p>4</text:p>
          </table:table-cell>
          <table:table-cell office:value-type="float" office:value="75.913" calcext:value-type="float">
            <text:p>75,91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76.324" calcext:value-type="float">
            <text:p>76,32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office:value-type="float" office:value="76.615" calcext:value-type="float">
            <text:p>76,61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3" calcext:value-type="float">
            <text:p>3</text:p>
          </table:table-cell>
          <table:table-cell office:value-type="float" office:value="76.831" calcext:value-type="float">
            <text:p>76,83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4" calcext:value-type="float">
            <text:p>4</text:p>
          </table:table-cell>
          <table:table-cell office:value-type="float" office:value="77.221" calcext:value-type="float">
            <text:p>77,22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77.7" calcext:value-type="float">
            <text:p>77,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 office:value-type="float" office:value="77.91" calcext:value-type="float">
            <text:p>77,9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" calcext:value-type="float">
            <text:p>3</text:p>
          </table:table-cell>
          <table:table-cell office:value-type="float" office:value="78.188" calcext:value-type="float">
            <text:p>78,18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4" calcext:value-type="float">
            <text:p>4</text:p>
          </table:table-cell>
          <table:table-cell office:value-type="float" office:value="78.449" calcext:value-type="float">
            <text:p>78,44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78.577" calcext:value-type="float">
            <text:p>78,57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office:value-type="float" office:value="78.743" calcext:value-type="float">
            <text:p>78,74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office:value-type="float" office:value="79.039" calcext:value-type="float">
            <text:p>79,03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4" calcext:value-type="float">
            <text:p>4</text:p>
          </table:table-cell>
          <table:table-cell office:value-type="float" office:value="79.287" calcext:value-type="float">
            <text:p>79,28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79.605" calcext:value-type="float">
            <text:p>79,60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" calcext:value-type="float">
            <text:p>2</text:p>
          </table:table-cell>
          <table:table-cell office:value-type="float" office:value="79.87" calcext:value-type="float">
            <text:p>79,8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" calcext:value-type="float">
            <text:p>3</text:p>
          </table:table-cell>
          <table:table-cell office:value-type="float" office:value="80.163" calcext:value-type="float">
            <text:p>80,16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" calcext:value-type="float">
            <text:p>4</text:p>
          </table:table-cell>
          <table:table-cell office:value-type="float" office:value="80.53" calcext:value-type="float">
            <text:p>80,5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81.139" calcext:value-type="float">
            <text:p>81,13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81.599" calcext:value-type="float">
            <text:p>81,59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82.129" calcext:value-type="float">
            <text:p>82,12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82.573" calcext:value-type="float">
            <text:p>82,57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83.105" calcext:value-type="float">
            <text:p>83,10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float" office:value="83.682" calcext:value-type="float">
            <text:p>83,68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" calcext:value-type="float">
            <text:p>3</text:p>
          </table:table-cell>
          <table:table-cell office:value-type="float" office:value="83.959" calcext:value-type="float">
            <text:p>83,95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4" calcext:value-type="float">
            <text:p>4</text:p>
          </table:table-cell>
          <table:table-cell office:value-type="float" office:value="84.212" calcext:value-type="float">
            <text:p>84,21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84.477" calcext:value-type="float">
            <text:p>84,47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float" office:value="84.8" calcext:value-type="float">
            <text:p>84,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  <table:table-cell office:value-type="float" office:value="85.18" calcext:value-type="float">
            <text:p>85,1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" calcext:value-type="float">
            <text:p>4</text:p>
          </table:table-cell>
          <table:table-cell office:value-type="float" office:value="85.647" calcext:value-type="float">
            <text:p>85,64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86.177" calcext:value-type="float">
            <text:p>86,17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" calcext:value-type="float">
            <text:p>2</text:p>
          </table:table-cell>
          <table:table-cell office:value-type="float" office:value="86.437" calcext:value-type="float">
            <text:p>86,43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" calcext:value-type="float">
            <text:p>3</text:p>
          </table:table-cell>
          <table:table-cell office:value-type="float" office:value="86.922" calcext:value-type="float">
            <text:p>86,92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" calcext:value-type="float">
            <text:p>4</text:p>
          </table:table-cell>
          <table:table-cell office:value-type="float" office:value="87.352" calcext:value-type="float">
            <text:p>87,35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88.105" calcext:value-type="float">
            <text:p>88,10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float" office:value="88.837" calcext:value-type="float">
            <text:p>88,83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" calcext:value-type="float">
            <text:p>3</text:p>
          </table:table-cell>
          <table:table-cell office:value-type="float" office:value="89.408" calcext:value-type="float">
            <text:p>89,40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" calcext:value-type="float">
            <text:p>4</text:p>
          </table:table-cell>
          <table:table-cell office:value-type="float" office:value="90.055" calcext:value-type="float">
            <text:p>90,05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90.87" calcext:value-type="float">
            <text:p>90,8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office:value-type="float" office:value="91.502" calcext:value-type="float">
            <text:p>91,50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" calcext:value-type="float">
            <text:p>3</text:p>
          </table:table-cell>
          <table:table-cell office:value-type="float" office:value="92.378" calcext:value-type="float">
            <text:p>92,37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" calcext:value-type="float">
            <text:p>4</text:p>
          </table:table-cell>
          <table:table-cell office:value-type="float" office:value="93.101" calcext:value-type="float">
            <text:p>93,10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93.815" calcext:value-type="float">
            <text:p>93,81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94.572" calcext:value-type="float">
            <text:p>94,57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" calcext:value-type="float">
            <text:p>3</text:p>
          </table:table-cell>
          <table:table-cell office:value-type="float" office:value="95.226" calcext:value-type="float">
            <text:p>95,22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" calcext:value-type="float">
            <text:p>4</text:p>
          </table:table-cell>
          <table:table-cell office:value-type="float" office:value="95.56" calcext:value-type="float">
            <text:p>95,5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96.629" calcext:value-type="float">
            <text:p>96,62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float" office:value="97.168" calcext:value-type="float">
            <text:p>97,16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" calcext:value-type="float">
            <text:p>3</text:p>
          </table:table-cell>
          <table:table-cell office:value-type="float" office:value="97.504" calcext:value-type="float">
            <text:p>97,50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float" office:value="97.941" calcext:value-type="float">
            <text:p>97,941</text:p>
          </table:table-cell>
        </table:table-row>
      </table:table>
      <table:table table:name="Real GDP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>Real GDP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" calcext:value-type="float">
            <text:p>1</text:p>
          </table:table-cell>
          <table:table-cell office:value-type="float" office:value="2973.782" calcext:value-type="float">
            <text:p>2973,782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2" calcext:value-type="float">
            <text:p>2</text:p>
          </table:table-cell>
          <table:table-cell office:value-type="float" office:value="3046.096" calcext:value-type="float">
            <text:p>3046,096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3" calcext:value-type="float">
            <text:p>3</text:p>
          </table:table-cell>
          <table:table-cell office:value-type="float" office:value="3040.235" calcext:value-type="float">
            <text:p>3040,235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4" calcext:value-type="float">
            <text:p>4</text:p>
          </table:table-cell>
          <table:table-cell office:value-type="float" office:value="3052.194" calcext:value-type="float">
            <text:p>3052,194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" calcext:value-type="float">
            <text:p>1</text:p>
          </table:table-cell>
          <table:table-cell office:value-type="float" office:value="3120.195" calcext:value-type="float">
            <text:p>3120,195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2" calcext:value-type="float">
            <text:p>2</text:p>
          </table:table-cell>
          <table:table-cell office:value-type="float" office:value="3108.361" calcext:value-type="float">
            <text:p>3108,361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3" calcext:value-type="float">
            <text:p>3</text:p>
          </table:table-cell>
          <table:table-cell office:value-type="float" office:value="3116.104" calcext:value-type="float">
            <text:p>3116,104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4" calcext:value-type="float">
            <text:p>4</text:p>
          </table:table-cell>
          <table:table-cell office:value-type="float" office:value="3078.384" calcext:value-type="float">
            <text:p>3078,384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1" calcext:value-type="float">
            <text:p>1</text:p>
          </table:table-cell>
          <table:table-cell office:value-type="float" office:value="3099.314" calcext:value-type="float">
            <text:p>3099,314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2" calcext:value-type="float">
            <text:p>2</text:p>
          </table:table-cell>
          <table:table-cell office:value-type="float" office:value="3156.922" calcext:value-type="float">
            <text:p>3156,922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3" calcext:value-type="float">
            <text:p>3</text:p>
          </table:table-cell>
          <table:table-cell office:value-type="float" office:value="3209.561" calcext:value-type="float">
            <text:p>3209,561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4" calcext:value-type="float">
            <text:p>4</text:p>
          </table:table-cell>
          <table:table-cell office:value-type="float" office:value="3274.61" calcext:value-type="float">
            <text:p>3274,61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" calcext:value-type="float">
            <text:p>1</text:p>
          </table:table-cell>
          <table:table-cell office:value-type="float" office:value="3333.591" calcext:value-type="float">
            <text:p>3333,591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2" calcext:value-type="float">
            <text:p>2</text:p>
          </table:table-cell>
          <table:table-cell office:value-type="float" office:value="3369.51" calcext:value-type="float">
            <text:p>3369,51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3" calcext:value-type="float">
            <text:p>3</text:p>
          </table:table-cell>
          <table:table-cell office:value-type="float" office:value="3401.609" calcext:value-type="float">
            <text:p>3401,609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4" calcext:value-type="float">
            <text:p>4</text:p>
          </table:table-cell>
          <table:table-cell office:value-type="float" office:value="3414.802" calcext:value-type="float">
            <text:p>3414,802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1" calcext:value-type="float">
            <text:p>1</text:p>
          </table:table-cell>
          <table:table-cell office:value-type="float" office:value="3452.806" calcext:value-type="float">
            <text:p>3452,806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2" calcext:value-type="float">
            <text:p>2</text:p>
          </table:table-cell>
          <table:table-cell office:value-type="float" office:value="3497.818" calcext:value-type="float">
            <text:p>3497,818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3" calcext:value-type="float">
            <text:p>3</text:p>
          </table:table-cell>
          <table:table-cell office:value-type="float" office:value="3566.096" calcext:value-type="float">
            <text:p>3566,096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4" calcext:value-type="float">
            <text:p>4</text:p>
          </table:table-cell>
          <table:table-cell office:value-type="float" office:value="3591.546" calcext:value-type="float">
            <text:p>3591,546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" calcext:value-type="float">
            <text:p>1</text:p>
          </table:table-cell>
          <table:table-cell office:value-type="float" office:value="3669.226" calcext:value-type="float">
            <text:p>3669,226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2" calcext:value-type="float">
            <text:p>2</text:p>
          </table:table-cell>
          <table:table-cell office:value-type="float" office:value="3712.856" calcext:value-type="float">
            <text:p>3712,856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3" calcext:value-type="float">
            <text:p>3</text:p>
          </table:table-cell>
          <table:table-cell office:value-type="float" office:value="3763.277" calcext:value-type="float">
            <text:p>3763,277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4" calcext:value-type="float">
            <text:p>4</text:p>
          </table:table-cell>
          <table:table-cell office:value-type="float" office:value="3776.627" calcext:value-type="float">
            <text:p>3776,627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1" calcext:value-type="float">
            <text:p>1</text:p>
          </table:table-cell>
          <table:table-cell office:value-type="float" office:value="3869.782" calcext:value-type="float">
            <text:p>3869,782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2" calcext:value-type="float">
            <text:p>2</text:p>
          </table:table-cell>
          <table:table-cell office:value-type="float" office:value="3922.689" calcext:value-type="float">
            <text:p>3922,689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3" calcext:value-type="float">
            <text:p>3</text:p>
          </table:table-cell>
          <table:table-cell office:value-type="float" office:value="4002.358" calcext:value-type="float">
            <text:p>4002,358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4" calcext:value-type="float">
            <text:p>4</text:p>
          </table:table-cell>
          <table:table-cell office:value-type="float" office:value="4096.741" calcext:value-type="float">
            <text:p>4096,741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1" calcext:value-type="float">
            <text:p>1</text:p>
          </table:table-cell>
          <table:table-cell office:value-type="float" office:value="4197.921" calcext:value-type="float">
            <text:p>4197,921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2" calcext:value-type="float">
            <text:p>2</text:p>
          </table:table-cell>
          <table:table-cell office:value-type="float" office:value="4215.116" calcext:value-type="float">
            <text:p>4215,116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3" calcext:value-type="float">
            <text:p>3</text:p>
          </table:table-cell>
          <table:table-cell office:value-type="float" office:value="4245.17" calcext:value-type="float">
            <text:p>4245,17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4" calcext:value-type="float">
            <text:p>4</text:p>
          </table:table-cell>
          <table:table-cell office:value-type="float" office:value="4281.583" calcext:value-type="float">
            <text:p>4281,583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  <table:table-cell office:value-type="float" office:value="4320.947" calcext:value-type="float">
            <text:p>4320,947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2" calcext:value-type="float">
            <text:p>2</text:p>
          </table:table-cell>
          <table:table-cell office:value-type="float" office:value="4324.696" calcext:value-type="float">
            <text:p>4324,696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3" calcext:value-type="float">
            <text:p>3</text:p>
          </table:table-cell>
          <table:table-cell office:value-type="float" office:value="4362.001" calcext:value-type="float">
            <text:p>4362,001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4" calcext:value-type="float">
            <text:p>4</text:p>
          </table:table-cell>
          <table:table-cell office:value-type="float" office:value="4397.108" calcext:value-type="float">
            <text:p>4397,108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" calcext:value-type="float">
            <text:p>1</text:p>
          </table:table-cell>
          <table:table-cell office:value-type="float" office:value="4486.382" calcext:value-type="float">
            <text:p>4486,382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2" calcext:value-type="float">
            <text:p>2</text:p>
          </table:table-cell>
          <table:table-cell office:value-type="float" office:value="4562.157" calcext:value-type="float">
            <text:p>4562,157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3" calcext:value-type="float">
            <text:p>3</text:p>
          </table:table-cell>
          <table:table-cell office:value-type="float" office:value="4594.968" calcext:value-type="float">
            <text:p>4594,968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4" calcext:value-type="float">
            <text:p>4</text:p>
          </table:table-cell>
          <table:table-cell office:value-type="float" office:value="4615.388" calcext:value-type="float">
            <text:p>4615,388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1" calcext:value-type="float">
            <text:p>1</text:p>
          </table:table-cell>
          <table:table-cell office:value-type="float" office:value="4687.098" calcext:value-type="float">
            <text:p>4687,098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2" calcext:value-type="float">
            <text:p>2</text:p>
          </table:table-cell>
          <table:table-cell office:value-type="float" office:value="4702.124" calcext:value-type="float">
            <text:p>4702,124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3" calcext:value-type="float">
            <text:p>3</text:p>
          </table:table-cell>
          <table:table-cell office:value-type="float" office:value="4731.549" calcext:value-type="float">
            <text:p>4731,549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4" calcext:value-type="float">
            <text:p>4</text:p>
          </table:table-cell>
          <table:table-cell office:value-type="float" office:value="4710.954" calcext:value-type="float">
            <text:p>4710,954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" calcext:value-type="float">
            <text:p>1</text:p>
          </table:table-cell>
          <table:table-cell office:value-type="float" office:value="4702.809" calcext:value-type="float">
            <text:p>4702,809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2" calcext:value-type="float">
            <text:p>2</text:p>
          </table:table-cell>
          <table:table-cell office:value-type="float" office:value="4711.143" calcext:value-type="float">
            <text:p>4711,143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3" calcext:value-type="float">
            <text:p>3</text:p>
          </table:table-cell>
          <table:table-cell office:value-type="float" office:value="4752.805" calcext:value-type="float">
            <text:p>4752,805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4" calcext:value-type="float">
            <text:p>4</text:p>
          </table:table-cell>
          <table:table-cell office:value-type="float" office:value="4703.912" calcext:value-type="float">
            <text:p>4703,912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" calcext:value-type="float">
            <text:p>1</text:p>
          </table:table-cell>
          <table:table-cell office:value-type="float" office:value="4829.88" calcext:value-type="float">
            <text:p>4829,88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" calcext:value-type="float">
            <text:p>2</text:p>
          </table:table-cell>
          <table:table-cell office:value-type="float" office:value="4857.374" calcext:value-type="float">
            <text:p>4857,374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3" calcext:value-type="float">
            <text:p>3</text:p>
          </table:table-cell>
          <table:table-cell office:value-type="float" office:value="4895.258" calcext:value-type="float">
            <text:p>4895,258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4" calcext:value-type="float">
            <text:p>4</text:p>
          </table:table-cell>
          <table:table-cell office:value-type="float" office:value="4909.529" calcext:value-type="float">
            <text:p>4909,529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</text:p>
          </table:table-cell>
          <table:table-cell office:value-type="float" office:value="4997.015" calcext:value-type="float">
            <text:p>4997,015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" calcext:value-type="float">
            <text:p>2</text:p>
          </table:table-cell>
          <table:table-cell office:value-type="float" office:value="5112.722" calcext:value-type="float">
            <text:p>5112,722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3" calcext:value-type="float">
            <text:p>3</text:p>
          </table:table-cell>
          <table:table-cell office:value-type="float" office:value="5159.837" calcext:value-type="float">
            <text:p>5159,837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4" calcext:value-type="float">
            <text:p>4</text:p>
          </table:table-cell>
          <table:table-cell office:value-type="float" office:value="5245.523" calcext:value-type="float">
            <text:p>5245,523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" calcext:value-type="float">
            <text:p>1</text:p>
          </table:table-cell>
          <table:table-cell office:value-type="float" office:value="5374.665" calcext:value-type="float">
            <text:p>5374,665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" calcext:value-type="float">
            <text:p>2</text:p>
          </table:table-cell>
          <table:table-cell office:value-type="float" office:value="5435.604" calcext:value-type="float">
            <text:p>5435,604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3" calcext:value-type="float">
            <text:p>3</text:p>
          </table:table-cell>
          <table:table-cell office:value-type="float" office:value="5406.065" calcext:value-type="float">
            <text:p>5406,065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4" calcext:value-type="float">
            <text:p>4</text:p>
          </table:table-cell>
          <table:table-cell office:value-type="float" office:value="5456.489" calcext:value-type="float">
            <text:p>5456,489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" calcext:value-type="float">
            <text:p>1</text:p>
          </table:table-cell>
          <table:table-cell office:value-type="float" office:value="5411.162" calcext:value-type="float">
            <text:p>5411,162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" calcext:value-type="float">
            <text:p>2</text:p>
          </table:table-cell>
          <table:table-cell office:value-type="float" office:value="5425.382" calcext:value-type="float">
            <text:p>5425,382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3" calcext:value-type="float">
            <text:p>3</text:p>
          </table:table-cell>
          <table:table-cell office:value-type="float" office:value="5372.849" calcext:value-type="float">
            <text:p>5372,849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4" calcext:value-type="float">
            <text:p>4</text:p>
          </table:table-cell>
          <table:table-cell office:value-type="float" office:value="5351.356" calcext:value-type="float">
            <text:p>5351,356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float" office:value="5286.705" calcext:value-type="float">
            <text:p>5286,705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2" calcext:value-type="float">
            <text:p>2</text:p>
          </table:table-cell>
          <table:table-cell office:value-type="float" office:value="5327.437" calcext:value-type="float">
            <text:p>5327,437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3" calcext:value-type="float">
            <text:p>3</text:p>
          </table:table-cell>
          <table:table-cell office:value-type="float" office:value="5415.478" calcext:value-type="float">
            <text:p>5415,478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4" calcext:value-type="float">
            <text:p>4</text:p>
          </table:table-cell>
          <table:table-cell office:value-type="float" office:value="5488.489" calcext:value-type="float">
            <text:p>5488,489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5612.427" calcext:value-type="float">
            <text:p>5612,427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2" calcext:value-type="float">
            <text:p>2</text:p>
          </table:table-cell>
          <table:table-cell office:value-type="float" office:value="5654.837" calcext:value-type="float">
            <text:p>5654,837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3" calcext:value-type="float">
            <text:p>3</text:p>
          </table:table-cell>
          <table:table-cell office:value-type="float" office:value="5683.589" calcext:value-type="float">
            <text:p>5683,589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4" calcext:value-type="float">
            <text:p>4</text:p>
          </table:table-cell>
          <table:table-cell office:value-type="float" office:value="5726.249" calcext:value-type="float">
            <text:p>5726,24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5792.875" calcext:value-type="float">
            <text:p>5792,87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2" calcext:value-type="float">
            <text:p>2</text:p>
          </table:table-cell>
          <table:table-cell office:value-type="float" office:value="5906.568" calcext:value-type="float">
            <text:p>5906,568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3" calcext:value-type="float">
            <text:p>3</text:p>
          </table:table-cell>
          <table:table-cell office:value-type="float" office:value="6011.064" calcext:value-type="float">
            <text:p>6011,06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4" calcext:value-type="float">
            <text:p>4</text:p>
          </table:table-cell>
          <table:table-cell office:value-type="float" office:value="6011.695" calcext:value-type="float">
            <text:p>6011,695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6032.613" calcext:value-type="float">
            <text:p>6032,613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2" calcext:value-type="float">
            <text:p>2</text:p>
          </table:table-cell>
          <table:table-cell office:value-type="float" office:value="6267.163" calcext:value-type="float">
            <text:p>6267,163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3" calcext:value-type="float">
            <text:p>3</text:p>
          </table:table-cell>
          <table:table-cell office:value-type="float" office:value="6328.452" calcext:value-type="float">
            <text:p>6328,452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4" calcext:value-type="float">
            <text:p>4</text:p>
          </table:table-cell>
          <table:table-cell office:value-type="float" office:value="6413.33" calcext:value-type="float">
            <text:p>6413,33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6426.077" calcext:value-type="float">
            <text:p>6426,077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2" calcext:value-type="float">
            <text:p>2</text:p>
          </table:table-cell>
          <table:table-cell office:value-type="float" office:value="6433.86" calcext:value-type="float">
            <text:p>6433,86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3" calcext:value-type="float">
            <text:p>3</text:p>
          </table:table-cell>
          <table:table-cell office:value-type="float" office:value="6480.063" calcext:value-type="float">
            <text:p>6480,063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4" calcext:value-type="float">
            <text:p>4</text:p>
          </table:table-cell>
          <table:table-cell office:value-type="float" office:value="6496.843" calcext:value-type="float">
            <text:p>6496,843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6517.864" calcext:value-type="float">
            <text:p>6517,86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office:value-type="float" office:value="6385.668" calcext:value-type="float">
            <text:p>6385,668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3" calcext:value-type="float">
            <text:p>3</text:p>
          </table:table-cell>
          <table:table-cell office:value-type="float" office:value="6375.988" calcext:value-type="float">
            <text:p>6375,988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4" calcext:value-type="float">
            <text:p>4</text:p>
          </table:table-cell>
          <table:table-cell office:value-type="float" office:value="6494.126" calcext:value-type="float">
            <text:p>6494,126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6628.634" calcext:value-type="float">
            <text:p>6628,634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" calcext:value-type="float">
            <text:p>2</text:p>
          </table:table-cell>
          <table:table-cell office:value-type="float" office:value="6580.199" calcext:value-type="float">
            <text:p>6580,199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3" calcext:value-type="float">
            <text:p>3</text:p>
          </table:table-cell>
          <table:table-cell office:value-type="float" office:value="6655.692" calcext:value-type="float">
            <text:p>6655,692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4" calcext:value-type="float">
            <text:p>4</text:p>
          </table:table-cell>
          <table:table-cell office:value-type="float" office:value="6578.035" calcext:value-type="float">
            <text:p>6578,035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6468.003" calcext:value-type="float">
            <text:p>6468,003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" calcext:value-type="float">
            <text:p>2</text:p>
          </table:table-cell>
          <table:table-cell office:value-type="float" office:value="6503.252" calcext:value-type="float">
            <text:p>6503,252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3" calcext:value-type="float">
            <text:p>3</text:p>
          </table:table-cell>
          <table:table-cell office:value-type="float" office:value="6479.838" calcext:value-type="float">
            <text:p>6479,838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4" calcext:value-type="float">
            <text:p>4</text:p>
          </table:table-cell>
          <table:table-cell office:value-type="float" office:value="6486.159" calcext:value-type="float">
            <text:p>6486,159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6571.112" calcext:value-type="float">
            <text:p>6571,112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" calcext:value-type="float">
            <text:p>2</text:p>
          </table:table-cell>
          <table:table-cell office:value-type="float" office:value="6721.061" calcext:value-type="float">
            <text:p>6721,061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3" calcext:value-type="float">
            <text:p>3</text:p>
          </table:table-cell>
          <table:table-cell office:value-type="float" office:value="6852.66" calcext:value-type="float">
            <text:p>6852,66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4" calcext:value-type="float">
            <text:p>4</text:p>
          </table:table-cell>
          <table:table-cell office:value-type="float" office:value="6993.986" calcext:value-type="float">
            <text:p>6993,986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7132.946" calcext:value-type="float">
            <text:p>7132,946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" calcext:value-type="float">
            <text:p>2</text:p>
          </table:table-cell>
          <table:table-cell office:value-type="float" office:value="7258.23" calcext:value-type="float">
            <text:p>7258,23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3" calcext:value-type="float">
            <text:p>3</text:p>
          </table:table-cell>
          <table:table-cell office:value-type="float" office:value="7329.642" calcext:value-type="float">
            <text:p>7329,642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4" calcext:value-type="float">
            <text:p>4</text:p>
          </table:table-cell>
          <table:table-cell office:value-type="float" office:value="7388.101" calcext:value-type="float">
            <text:p>7388,101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7461.538" calcext:value-type="float">
            <text:p>7461,538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" calcext:value-type="float">
            <text:p>2</text:p>
          </table:table-cell>
          <table:table-cell office:value-type="float" office:value="7529.86" calcext:value-type="float">
            <text:p>7529,86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3" calcext:value-type="float">
            <text:p>3</text:p>
          </table:table-cell>
          <table:table-cell office:value-type="float" office:value="7647.016" calcext:value-type="float">
            <text:p>7647,016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4" calcext:value-type="float">
            <text:p>4</text:p>
          </table:table-cell>
          <table:table-cell office:value-type="float" office:value="7704.382" calcext:value-type="float">
            <text:p>7704,382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7775.761" calcext:value-type="float">
            <text:p>7775,761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office:value-type="float" office:value="7811.462" calcext:value-type="float">
            <text:p>7811,462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3" calcext:value-type="float">
            <text:p>3</text:p>
          </table:table-cell>
          <table:table-cell office:value-type="float" office:value="7890.093" calcext:value-type="float">
            <text:p>7890,093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4" calcext:value-type="float">
            <text:p>4</text:p>
          </table:table-cell>
          <table:table-cell office:value-type="float" office:value="7930.97" calcext:value-type="float">
            <text:p>7930,97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7986.448" calcext:value-type="float">
            <text:p>7986,448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" calcext:value-type="float">
            <text:p>2</text:p>
          </table:table-cell>
          <table:table-cell office:value-type="float" office:value="8076.102" calcext:value-type="float">
            <text:p>8076,10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3" calcext:value-type="float">
            <text:p>3</text:p>
          </table:table-cell>
          <table:table-cell office:value-type="float" office:value="8149.352" calcext:value-type="float">
            <text:p>8149,35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4" calcext:value-type="float">
            <text:p>4</text:p>
          </table:table-cell>
          <table:table-cell office:value-type="float" office:value="8283.848" calcext:value-type="float">
            <text:p>8283,848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8330.445" calcext:value-type="float">
            <text:p>8330,445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" calcext:value-type="float">
            <text:p>2</text:p>
          </table:table-cell>
          <table:table-cell office:value-type="float" office:value="8440.506" calcext:value-type="float">
            <text:p>8440,506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3" calcext:value-type="float">
            <text:p>3</text:p>
          </table:table-cell>
          <table:table-cell office:value-type="float" office:value="8489.204" calcext:value-type="float">
            <text:p>8489,204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4" calcext:value-type="float">
            <text:p>4</text:p>
          </table:table-cell>
          <table:table-cell office:value-type="float" office:value="8601.634" calcext:value-type="float">
            <text:p>8601,634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8688.396" calcext:value-type="float">
            <text:p>8688,39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" calcext:value-type="float">
            <text:p>2</text:p>
          </table:table-cell>
          <table:table-cell office:value-type="float" office:value="8756.711" calcext:value-type="float">
            <text:p>8756,711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3" calcext:value-type="float">
            <text:p>3</text:p>
          </table:table-cell>
          <table:table-cell office:value-type="float" office:value="8822.076" calcext:value-type="float">
            <text:p>8822,07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4" calcext:value-type="float">
            <text:p>4</text:p>
          </table:table-cell>
          <table:table-cell office:value-type="float" office:value="8840.727" calcext:value-type="float">
            <text:p>8840,727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8937.52" calcext:value-type="float">
            <text:p>8937,52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  <table:table-cell office:value-type="float" office:value="8972.072" calcext:value-type="float">
            <text:p>8972,072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3" calcext:value-type="float">
            <text:p>3</text:p>
          </table:table-cell>
          <table:table-cell office:value-type="float" office:value="8974.327" calcext:value-type="float">
            <text:p>8974,327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4" calcext:value-type="float">
            <text:p>4</text:p>
          </table:table-cell>
          <table:table-cell office:value-type="float" office:value="8897.835" calcext:value-type="float">
            <text:p>8897,835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8856.143" calcext:value-type="float">
            <text:p>8856,143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office:value-type="float" office:value="8924.858" calcext:value-type="float">
            <text:p>8924,85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office:value-type="float" office:value="8967.695" calcext:value-type="float">
            <text:p>8967,695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4" calcext:value-type="float">
            <text:p>4</text:p>
          </table:table-cell>
          <table:table-cell office:value-type="float" office:value="9006.835" calcext:value-type="float">
            <text:p>9006,835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9113.23" calcext:value-type="float">
            <text:p>9113,23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</text:p>
          </table:table-cell>
          <table:table-cell office:value-type="float" office:value="9213.695" calcext:value-type="float">
            <text:p>9213,695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3" calcext:value-type="float">
            <text:p>3</text:p>
          </table:table-cell>
          <table:table-cell office:value-type="float" office:value="9303.254" calcext:value-type="float">
            <text:p>9303,254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4" calcext:value-type="float">
            <text:p>4</text:p>
          </table:table-cell>
          <table:table-cell office:value-type="float" office:value="9396.464" calcext:value-type="float">
            <text:p>9396,464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9413.955" calcext:value-type="float">
            <text:p>9413,955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" calcext:value-type="float">
            <text:p>2</text:p>
          </table:table-cell>
          <table:table-cell office:value-type="float" office:value="9469.926" calcext:value-type="float">
            <text:p>9469,926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3" calcext:value-type="float">
            <text:p>3</text:p>
          </table:table-cell>
          <table:table-cell office:value-type="float" office:value="9516.093" calcext:value-type="float">
            <text:p>9516,093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4" calcext:value-type="float">
            <text:p>4</text:p>
          </table:table-cell>
          <table:table-cell office:value-type="float" office:value="9643.12" calcext:value-type="float">
            <text:p>9643,12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9737.638" calcext:value-type="float">
            <text:p>9737,638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office:value-type="float" office:value="9870.711" calcext:value-type="float">
            <text:p>9870,711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3" calcext:value-type="float">
            <text:p>3</text:p>
          </table:table-cell>
          <table:table-cell office:value-type="float" office:value="9928.868" calcext:value-type="float">
            <text:p>9928,868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4" calcext:value-type="float">
            <text:p>4</text:p>
          </table:table-cell>
          <table:table-cell office:value-type="float" office:value="10041.591" calcext:value-type="float">
            <text:p>10041,59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10075.907" calcext:value-type="float">
            <text:p>10075,907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office:value-type="float" office:value="10111.126" calcext:value-type="float">
            <text:p>10111,126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office:value-type="float" office:value="10197.669" calcext:value-type="float">
            <text:p>10197,669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4" calcext:value-type="float">
            <text:p>4</text:p>
          </table:table-cell>
          <table:table-cell office:value-type="float" office:value="10270.057" calcext:value-type="float">
            <text:p>10270,05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10337.435" calcext:value-type="float">
            <text:p>10337,43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office:value-type="float" office:value="10517.932" calcext:value-type="float">
            <text:p>10517,93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3" calcext:value-type="float">
            <text:p>3</text:p>
          </table:table-cell>
          <table:table-cell office:value-type="float" office:value="10615.223" calcext:value-type="float">
            <text:p>10615,22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4" calcext:value-type="float">
            <text:p>4</text:p>
          </table:table-cell>
          <table:table-cell office:value-type="float" office:value="10727.36" calcext:value-type="float">
            <text:p>10727,3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10809.133" calcext:value-type="float">
            <text:p>10809,13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 office:value-type="float" office:value="10972.224" calcext:value-type="float">
            <text:p>10972,22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" calcext:value-type="float">
            <text:p>3</text:p>
          </table:table-cell>
          <table:table-cell office:value-type="float" office:value="11111.951" calcext:value-type="float">
            <text:p>11111,95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4" calcext:value-type="float">
            <text:p>4</text:p>
          </table:table-cell>
          <table:table-cell office:value-type="float" office:value="11198.207" calcext:value-type="float">
            <text:p>11198,20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11308.995" calcext:value-type="float">
            <text:p>11308,99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office:value-type="float" office:value="11418.673" calcext:value-type="float">
            <text:p>11418,67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office:value-type="float" office:value="11568.054" calcext:value-type="float">
            <text:p>11568,054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4" calcext:value-type="float">
            <text:p>4</text:p>
          </table:table-cell>
          <table:table-cell office:value-type="float" office:value="11757.945" calcext:value-type="float">
            <text:p>11757,94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11867.763" calcext:value-type="float">
            <text:p>11867,76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" calcext:value-type="float">
            <text:p>2</text:p>
          </table:table-cell>
          <table:table-cell office:value-type="float" office:value="11967.734" calcext:value-type="float">
            <text:p>11967,734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" calcext:value-type="float">
            <text:p>3</text:p>
          </table:table-cell>
          <table:table-cell office:value-type="float" office:value="12120.094" calcext:value-type="float">
            <text:p>12120,094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" calcext:value-type="float">
            <text:p>4</text:p>
          </table:table-cell>
          <table:table-cell office:value-type="float" office:value="12329.827" calcext:value-type="float">
            <text:p>12329,82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2365.164" calcext:value-type="float">
            <text:p>12365,16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2598.723" calcext:value-type="float">
            <text:p>12598,72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12614.806" calcext:value-type="float">
            <text:p>12614,8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12681.965" calcext:value-type="float">
            <text:p>12681,96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12645.65" calcext:value-type="float">
            <text:p>12645,6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float" office:value="12712.787" calcext:value-type="float">
            <text:p>12712,78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" calcext:value-type="float">
            <text:p>3</text:p>
          </table:table-cell>
          <table:table-cell office:value-type="float" office:value="12674.114" calcext:value-type="float">
            <text:p>12674,11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4" calcext:value-type="float">
            <text:p>4</text:p>
          </table:table-cell>
          <table:table-cell office:value-type="float" office:value="12705.159" calcext:value-type="float">
            <text:p>12705,15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12824.603" calcext:value-type="float">
            <text:p>12824,60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float" office:value="12894.676" calcext:value-type="float">
            <text:p>12894,67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  <table:table-cell office:value-type="float" office:value="12956.671" calcext:value-type="float">
            <text:p>12956,67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" calcext:value-type="float">
            <text:p>4</text:p>
          </table:table-cell>
          <table:table-cell office:value-type="float" office:value="12962.92" calcext:value-type="float">
            <text:p>12962,9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13028.597" calcext:value-type="float">
            <text:p>13028,59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" calcext:value-type="float">
            <text:p>2</text:p>
          </table:table-cell>
          <table:table-cell office:value-type="float" office:value="13151.812" calcext:value-type="float">
            <text:p>13151,81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" calcext:value-type="float">
            <text:p>3</text:p>
          </table:table-cell>
          <table:table-cell office:value-type="float" office:value="13374.049" calcext:value-type="float">
            <text:p>13374,04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" calcext:value-type="float">
            <text:p>4</text:p>
          </table:table-cell>
          <table:table-cell office:value-type="float" office:value="13525.715" calcext:value-type="float">
            <text:p>13525,71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13606.565" calcext:value-type="float">
            <text:p>13606,56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float" office:value="13710.681" calcext:value-type="float">
            <text:p>13710,68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" calcext:value-type="float">
            <text:p>3</text:p>
          </table:table-cell>
          <table:table-cell office:value-type="float" office:value="13831.044" calcext:value-type="float">
            <text:p>13831,04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" calcext:value-type="float">
            <text:p>4</text:p>
          </table:table-cell>
          <table:table-cell office:value-type="float" office:value="13947.662" calcext:value-type="float">
            <text:p>13947,66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14100.244" calcext:value-type="float">
            <text:p>14100,24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office:value-type="float" office:value="14177.163" calcext:value-type="float">
            <text:p>14177,16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" calcext:value-type="float">
            <text:p>3</text:p>
          </table:table-cell>
          <table:table-cell office:value-type="float" office:value="14292.871" calcext:value-type="float">
            <text:p>14292,87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" calcext:value-type="float">
            <text:p>4</text:p>
          </table:table-cell>
          <table:table-cell office:value-type="float" office:value="14371.95" calcext:value-type="float">
            <text:p>14371,9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14546.356" calcext:value-type="float">
            <text:p>14546,35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14591.608" calcext:value-type="float">
            <text:p>14591,60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" calcext:value-type="float">
            <text:p>3</text:p>
          </table:table-cell>
          <table:table-cell office:value-type="float" office:value="14604.376" calcext:value-type="float">
            <text:p>14604,37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" calcext:value-type="float">
            <text:p>4</text:p>
          </table:table-cell>
          <table:table-cell office:value-type="float" office:value="14718.445" calcext:value-type="float">
            <text:p>14718,44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14728.052" calcext:value-type="float">
            <text:p>14728,05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float" office:value="14841.529" calcext:value-type="float">
            <text:p>14841,52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" calcext:value-type="float">
            <text:p>3</text:p>
          </table:table-cell>
          <table:table-cell office:value-type="float" office:value="14941.511" calcext:value-type="float">
            <text:p>14941,51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float" office:value="14996.054" calcext:value-type="float">
            <text:p>14996,05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14895.353" calcext:value-type="float">
            <text:p>14895,35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float" office:value="14969.174" calcext:value-type="float">
            <text:p>14969,17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" calcext:value-type="float">
            <text:p>3</text:p>
          </table:table-cell>
          <table:table-cell office:value-type="float" office:value="14895.057" calcext:value-type="float">
            <text:p>14895,05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" calcext:value-type="float">
            <text:p>4</text:p>
          </table:table-cell>
          <table:table-cell office:value-type="float" office:value="14574.644" calcext:value-type="float">
            <text:p>14574,64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14372.08" calcext:value-type="float">
            <text:p>14372,0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float" office:value="14356.903" calcext:value-type="float">
            <text:p>14356,90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" calcext:value-type="float">
            <text:p>3</text:p>
          </table:table-cell>
          <table:table-cell office:value-type="float" office:value="14402.546" calcext:value-type="float">
            <text:p>14402,54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" calcext:value-type="float">
            <text:p>4</text:p>
          </table:table-cell>
          <table:table-cell office:value-type="float" office:value="14540.242" calcext:value-type="float">
            <text:p>14540,24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14597.663" calcext:value-type="float">
            <text:p>14597,66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float" office:value="14738.019" calcext:value-type="float">
            <text:p>14738,01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office:value-type="float" office:value="14839.32" calcext:value-type="float">
            <text:p>14839,3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  <table:table-cell office:value-type="float" office:value="14942.4" calcext:value-type="float">
            <text:p>14942,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14893.954" calcext:value-type="float">
            <text:p>14893,95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15011.251" calcext:value-type="float">
            <text:p>15011,25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office:value-type="float" office:value="15062.144" calcext:value-type="float">
            <text:p>15062,14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" calcext:value-type="float">
            <text:p>4</text:p>
          </table:table-cell>
          <table:table-cell office:value-type="float" office:value="15242.142" calcext:value-type="float">
            <text:p>15242,14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15381.564" calcext:value-type="float">
            <text:p>15381,56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15427.67" calcext:value-type="float">
            <text:p>15427,6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float" office:value="15533.985" calcext:value-type="float">
            <text:p>15533,98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float" office:value="15539.628" calcext:value-type="float">
            <text:p>15539,62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15583.948" calcext:value-type="float">
            <text:p>15583,94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15679.677" calcext:value-type="float">
            <text:p>15679,677</text:p>
          </table:table-cell>
        </table:table-row>
      </table:table>
      <table:table table:name="Price Oil" table:style-name="ta1">
        <table:table-column table:style-name="co1" table:number-columns-repeated="3" table:default-cell-style-name="Default"/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2" calcext:value-type="float">
            <text:p>12</text:p>
          </table:table-cell>
          <table:table-cell office:value-type="float" office:value="3.56" calcext:value-type="float">
            <text:p>3,56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" calcext:value-type="float">
            <text:p>1</text:p>
          </table:table-cell>
          <table:table-cell office:value-type="float" office:value="3.56" calcext:value-type="float">
            <text:p>3,56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" calcext:value-type="float">
            <text:p>2</text:p>
          </table:table-cell>
          <table:table-cell office:value-type="float" office:value="3.56" calcext:value-type="float">
            <text:p>3,56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3" calcext:value-type="float">
            <text:p>3</text:p>
          </table:table-cell>
          <table:table-cell office:value-type="float" office:value="3.56" calcext:value-type="float">
            <text:p>3,56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4" calcext:value-type="float">
            <text:p>4</text:p>
          </table:table-cell>
          <table:table-cell office:value-type="float" office:value="3.56" calcext:value-type="float">
            <text:p>3,56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5" calcext:value-type="float">
            <text:p>5</text:p>
          </table:table-cell>
          <table:table-cell office:value-type="float" office:value="3.56" calcext:value-type="float">
            <text:p>3,56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6" calcext:value-type="float">
            <text:p>6</text:p>
          </table:table-cell>
          <table:table-cell office:value-type="float" office:value="3.56" calcext:value-type="float">
            <text:p>3,56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7" calcext:value-type="float">
            <text:p>7</text:p>
          </table:table-cell>
          <table:table-cell office:value-type="float" office:value="3.56" calcext:value-type="float">
            <text:p>3,56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8" calcext:value-type="float">
            <text:p>8</text:p>
          </table:table-cell>
          <table:table-cell office:value-type="float" office:value="4.31" calcext:value-type="float">
            <text:p>4,31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9" calcext:value-type="float">
            <text:p>9</text:p>
          </table:table-cell>
          <table:table-cell office:value-type="float" office:value="4.31" calcext:value-type="float">
            <text:p>4,31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0" calcext:value-type="float">
            <text:p>10</text:p>
          </table:table-cell>
          <table:table-cell office:value-type="float" office:value="4.31" calcext:value-type="float">
            <text:p>4,31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1" calcext:value-type="float">
            <text:p>11</text:p>
          </table:table-cell>
          <table:table-cell office:value-type="float" office:value="4.31" calcext:value-type="float">
            <text:p>4,31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2" calcext:value-type="float">
            <text:p>12</text:p>
          </table:table-cell>
          <table:table-cell office:value-type="float" office:value="4.31" calcext:value-type="float">
            <text:p>4,31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" calcext:value-type="float">
            <text:p>1</text:p>
          </table:table-cell>
          <table:table-cell office:value-type="float" office:value="10.11" calcext:value-type="float">
            <text:p>10,11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" calcext:value-type="float">
            <text:p>2</text:p>
          </table:table-cell>
          <table:table-cell office:value-type="float" office:value="10.11" calcext:value-type="float">
            <text:p>10,11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3" calcext:value-type="float">
            <text:p>3</text:p>
          </table:table-cell>
          <table:table-cell office:value-type="float" office:value="10.11" calcext:value-type="float">
            <text:p>10,11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4" calcext:value-type="float">
            <text:p>4</text:p>
          </table:table-cell>
          <table:table-cell office:value-type="float" office:value="10.11" calcext:value-type="float">
            <text:p>10,11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5" calcext:value-type="float">
            <text:p>5</text:p>
          </table:table-cell>
          <table:table-cell office:value-type="float" office:value="10.11" calcext:value-type="float">
            <text:p>10,11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6" calcext:value-type="float">
            <text:p>6</text:p>
          </table:table-cell>
          <table:table-cell office:value-type="float" office:value="10.11" calcext:value-type="float">
            <text:p>10,11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7" calcext:value-type="float">
            <text:p>7</text:p>
          </table:table-cell>
          <table:table-cell office:value-type="float" office:value="10.11" calcext:value-type="float">
            <text:p>10,11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8" calcext:value-type="float">
            <text:p>8</text:p>
          </table:table-cell>
          <table:table-cell office:value-type="float" office:value="10.11" calcext:value-type="float">
            <text:p>10,11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9" calcext:value-type="float">
            <text:p>9</text:p>
          </table:table-cell>
          <table:table-cell office:value-type="float" office:value="10.11" calcext:value-type="float">
            <text:p>10,11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0" calcext:value-type="float">
            <text:p>10</text:p>
          </table:table-cell>
          <table:table-cell office:value-type="float" office:value="11.16" calcext:value-type="float">
            <text:p>11,16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1" calcext:value-type="float">
            <text:p>11</text:p>
          </table:table-cell>
          <table:table-cell office:value-type="float" office:value="11.16" calcext:value-type="float">
            <text:p>11,16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2" calcext:value-type="float">
            <text:p>12</text:p>
          </table:table-cell>
          <table:table-cell office:value-type="float" office:value="11.16" calcext:value-type="float">
            <text:p>11,16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float" office:value="11.16" calcext:value-type="float">
            <text:p>11,16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2" calcext:value-type="float">
            <text:p>2</text:p>
          </table:table-cell>
          <table:table-cell office:value-type="float" office:value="11.16" calcext:value-type="float">
            <text:p>11,16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3" calcext:value-type="float">
            <text:p>3</text:p>
          </table:table-cell>
          <table:table-cell office:value-type="float" office:value="11.16" calcext:value-type="float">
            <text:p>11,16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4" calcext:value-type="float">
            <text:p>4</text:p>
          </table:table-cell>
          <table:table-cell office:value-type="float" office:value="11.16" calcext:value-type="float">
            <text:p>11,16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5" calcext:value-type="float">
            <text:p>5</text:p>
          </table:table-cell>
          <table:table-cell office:value-type="float" office:value="11.16" calcext:value-type="float">
            <text:p>11,16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6" calcext:value-type="float">
            <text:p>6</text:p>
          </table:table-cell>
          <table:table-cell office:value-type="float" office:value="11.16" calcext:value-type="float">
            <text:p>11,16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7" calcext:value-type="float">
            <text:p>7</text:p>
          </table:table-cell>
          <table:table-cell office:value-type="float" office:value="11.16" calcext:value-type="float">
            <text:p>11,16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8" calcext:value-type="float">
            <text:p>8</text:p>
          </table:table-cell>
          <table:table-cell office:value-type="float" office:value="11.16" calcext:value-type="float">
            <text:p>11,16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9" calcext:value-type="float">
            <text:p>9</text:p>
          </table:table-cell>
          <table:table-cell office:value-type="float" office:value="11.16" calcext:value-type="float">
            <text:p>11,16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0" calcext:value-type="float">
            <text:p>10</text:p>
          </table:table-cell>
          <table:table-cell office:value-type="float" office:value="11.16" calcext:value-type="float">
            <text:p>11,16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1" calcext:value-type="float">
            <text:p>11</text:p>
          </table:table-cell>
          <table:table-cell office:value-type="float" office:value="11.16" calcext:value-type="float">
            <text:p>11,16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2" calcext:value-type="float">
            <text:p>12</text:p>
          </table:table-cell>
          <table:table-cell office:value-type="float" office:value="11.16" calcext:value-type="float">
            <text:p>11,16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11.16" calcext:value-type="float">
            <text:p>11,16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2" calcext:value-type="float">
            <text:p>2</text:p>
          </table:table-cell>
          <table:table-cell office:value-type="float" office:value="12.03" calcext:value-type="float">
            <text:p>12,03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3" calcext:value-type="float">
            <text:p>3</text:p>
          </table:table-cell>
          <table:table-cell office:value-type="float" office:value="12.1" calcext:value-type="float">
            <text:p>12,1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4" calcext:value-type="float">
            <text:p>4</text:p>
          </table:table-cell>
          <table:table-cell office:value-type="float" office:value="12.17" calcext:value-type="float">
            <text:p>12,17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5" calcext:value-type="float">
            <text:p>5</text:p>
          </table:table-cell>
          <table:table-cell office:value-type="float" office:value="12.17" calcext:value-type="float">
            <text:p>12,17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6" calcext:value-type="float">
            <text:p>6</text:p>
          </table:table-cell>
          <table:table-cell office:value-type="float" office:value="12.17" calcext:value-type="float">
            <text:p>12,17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7" calcext:value-type="float">
            <text:p>7</text:p>
          </table:table-cell>
          <table:table-cell office:value-type="float" office:value="12.17" calcext:value-type="float">
            <text:p>12,17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8" calcext:value-type="float">
            <text:p>8</text:p>
          </table:table-cell>
          <table:table-cell office:value-type="float" office:value="12.17" calcext:value-type="float">
            <text:p>12,17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9" calcext:value-type="float">
            <text:p>9</text:p>
          </table:table-cell>
          <table:table-cell office:value-type="float" office:value="13.9" calcext:value-type="float">
            <text:p>13,9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0" calcext:value-type="float">
            <text:p>10</text:p>
          </table:table-cell>
          <table:table-cell office:value-type="float" office:value="13.9" calcext:value-type="float">
            <text:p>13,9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1" calcext:value-type="float">
            <text:p>11</text:p>
          </table:table-cell>
          <table:table-cell office:value-type="float" office:value="13.9" calcext:value-type="float">
            <text:p>13,9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2" calcext:value-type="float">
            <text:p>12</text:p>
          </table:table-cell>
          <table:table-cell office:value-type="float" office:value="13.9" calcext:value-type="float">
            <text:p>13,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13.9" calcext:value-type="float">
            <text:p>13,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2" calcext:value-type="float">
            <text:p>2</text:p>
          </table:table-cell>
          <table:table-cell office:value-type="float" office:value="13.9" calcext:value-type="float">
            <text:p>13,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3" calcext:value-type="float">
            <text:p>3</text:p>
          </table:table-cell>
          <table:table-cell office:value-type="float" office:value="13.9" calcext:value-type="float">
            <text:p>13,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4" calcext:value-type="float">
            <text:p>4</text:p>
          </table:table-cell>
          <table:table-cell office:value-type="float" office:value="13.9" calcext:value-type="float">
            <text:p>13,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5" calcext:value-type="float">
            <text:p>5</text:p>
          </table:table-cell>
          <table:table-cell office:value-type="float" office:value="13.9" calcext:value-type="float">
            <text:p>13,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6" calcext:value-type="float">
            <text:p>6</text:p>
          </table:table-cell>
          <table:table-cell office:value-type="float" office:value="13.9" calcext:value-type="float">
            <text:p>13,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7" calcext:value-type="float">
            <text:p>7</text:p>
          </table:table-cell>
          <table:table-cell office:value-type="float" office:value="13.9" calcext:value-type="float">
            <text:p>13,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8" calcext:value-type="float">
            <text:p>8</text:p>
          </table:table-cell>
          <table:table-cell office:value-type="float" office:value="14.85" calcext:value-type="float">
            <text:p>14,8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9" calcext:value-type="float">
            <text:p>9</text:p>
          </table:table-cell>
          <table:table-cell office:value-type="float" office:value="14.85" calcext:value-type="float">
            <text:p>14,8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0" calcext:value-type="float">
            <text:p>10</text:p>
          </table:table-cell>
          <table:table-cell office:value-type="float" office:value="14.85" calcext:value-type="float">
            <text:p>14,8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1" calcext:value-type="float">
            <text:p>11</text:p>
          </table:table-cell>
          <table:table-cell office:value-type="float" office:value="14.85" calcext:value-type="float">
            <text:p>14,8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2" calcext:value-type="float">
            <text:p>12</text:p>
          </table:table-cell>
          <table:table-cell office:value-type="float" office:value="14.85" calcext:value-type="float">
            <text:p>14,85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14.85" calcext:value-type="float">
            <text:p>14,85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2" calcext:value-type="float">
            <text:p>2</text:p>
          </table:table-cell>
          <table:table-cell office:value-type="float" office:value="14.85" calcext:value-type="float">
            <text:p>14,85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3" calcext:value-type="float">
            <text:p>3</text:p>
          </table:table-cell>
          <table:table-cell office:value-type="float" office:value="14.85" calcext:value-type="float">
            <text:p>14,85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4" calcext:value-type="float">
            <text:p>4</text:p>
          </table:table-cell>
          <table:table-cell office:value-type="float" office:value="14.85" calcext:value-type="float">
            <text:p>14,85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5" calcext:value-type="float">
            <text:p>5</text:p>
          </table:table-cell>
          <table:table-cell office:value-type="float" office:value="14.85" calcext:value-type="float">
            <text:p>14,85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6" calcext:value-type="float">
            <text:p>6</text:p>
          </table:table-cell>
          <table:table-cell office:value-type="float" office:value="14.85" calcext:value-type="float">
            <text:p>14,85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7" calcext:value-type="float">
            <text:p>7</text:p>
          </table:table-cell>
          <table:table-cell office:value-type="float" office:value="14.85" calcext:value-type="float">
            <text:p>14,85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8" calcext:value-type="float">
            <text:p>8</text:p>
          </table:table-cell>
          <table:table-cell office:value-type="float" office:value="14.85" calcext:value-type="float">
            <text:p>14,85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9" calcext:value-type="float">
            <text:p>9</text:p>
          </table:table-cell>
          <table:table-cell office:value-type="float" office:value="14.85" calcext:value-type="float">
            <text:p>14,85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0" calcext:value-type="float">
            <text:p>10</text:p>
          </table:table-cell>
          <table:table-cell office:value-type="float" office:value="14.85" calcext:value-type="float">
            <text:p>14,85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1" calcext:value-type="float">
            <text:p>11</text:p>
          </table:table-cell>
          <table:table-cell office:value-type="float" office:value="14.85" calcext:value-type="float">
            <text:p>14,85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2" calcext:value-type="float">
            <text:p>12</text:p>
          </table:table-cell>
          <table:table-cell office:value-type="float" office:value="14.85" calcext:value-type="float">
            <text:p>14,85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14.85" calcext:value-type="float">
            <text:p>14,85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2" calcext:value-type="float">
            <text:p>2</text:p>
          </table:table-cell>
          <table:table-cell office:value-type="float" office:value="15.85" calcext:value-type="float">
            <text:p>15,85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3" calcext:value-type="float">
            <text:p>3</text:p>
          </table:table-cell>
          <table:table-cell office:value-type="float" office:value="15.85" calcext:value-type="float">
            <text:p>15,85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4" calcext:value-type="float">
            <text:p>4</text:p>
          </table:table-cell>
          <table:table-cell office:value-type="float" office:value="15.85" calcext:value-type="float">
            <text:p>15,85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5" calcext:value-type="float">
            <text:p>5</text:p>
          </table:table-cell>
          <table:table-cell office:value-type="float" office:value="18.1" calcext:value-type="float">
            <text:p>18,1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6" calcext:value-type="float">
            <text:p>6</text:p>
          </table:table-cell>
          <table:table-cell office:value-type="float" office:value="19.1" calcext:value-type="float">
            <text:p>19,1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7" calcext:value-type="float">
            <text:p>7</text:p>
          </table:table-cell>
          <table:table-cell office:value-type="float" office:value="21.75" calcext:value-type="float">
            <text:p>21,75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8" calcext:value-type="float">
            <text:p>8</text:p>
          </table:table-cell>
          <table:table-cell office:value-type="float" office:value="26.5" calcext:value-type="float">
            <text:p>26,5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9" calcext:value-type="float">
            <text:p>9</text:p>
          </table:table-cell>
          <table:table-cell office:value-type="float" office:value="28.5" calcext:value-type="float">
            <text:p>28,5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2" calcext:value-type="float">
            <text:p>12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4" calcext:value-type="float">
            <text:p>4</text:p>
          </table:table-cell>
          <table:table-cell office:value-type="float" office:value="39.5" calcext:value-type="float">
            <text:p>39,5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5" calcext:value-type="float">
            <text:p>5</text:p>
          </table:table-cell>
          <table:table-cell office:value-type="float" office:value="39.5" calcext:value-type="float">
            <text:p>39,5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6" calcext:value-type="float">
            <text:p>6</text:p>
          </table:table-cell>
          <table:table-cell office:value-type="float" office:value="39.5" calcext:value-type="float">
            <text:p>39,5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7" calcext:value-type="float">
            <text:p>7</text:p>
          </table:table-cell>
          <table:table-cell office:value-type="float" office:value="39.5" calcext:value-type="float">
            <text:p>39,5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33.85" calcext:value-type="float">
            <text:p>33,85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" calcext:value-type="float">
            <text:p>2</text:p>
          </table:table-cell>
          <table:table-cell office:value-type="float" office:value="31.56" calcext:value-type="float">
            <text:p>31,56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3" calcext:value-type="float">
            <text:p>3</text:p>
          </table:table-cell>
          <table:table-cell office:value-type="float" office:value="28.48" calcext:value-type="float">
            <text:p>28,48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4" calcext:value-type="float">
            <text:p>4</text:p>
          </table:table-cell>
          <table:table-cell office:value-type="float" office:value="33.45" calcext:value-type="float">
            <text:p>33,45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5" calcext:value-type="float">
            <text:p>5</text:p>
          </table:table-cell>
          <table:table-cell office:value-type="float" office:value="35.93" calcext:value-type="float">
            <text:p>35,93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6" calcext:value-type="float">
            <text:p>6</text:p>
          </table:table-cell>
          <table:table-cell office:value-type="float" office:value="35.07" calcext:value-type="float">
            <text:p>35,07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7" calcext:value-type="float">
            <text:p>7</text:p>
          </table:table-cell>
          <table:table-cell office:value-type="float" office:value="34.16" calcext:value-type="float">
            <text:p>34,16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8" calcext:value-type="float">
            <text:p>8</text:p>
          </table:table-cell>
          <table:table-cell office:value-type="float" office:value="33.95" calcext:value-type="float">
            <text:p>33,95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9" calcext:value-type="float">
            <text:p>9</text:p>
          </table:table-cell>
          <table:table-cell office:value-type="float" office:value="35.63" calcext:value-type="float">
            <text:p>35,63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0" calcext:value-type="float">
            <text:p>10</text:p>
          </table:table-cell>
          <table:table-cell office:value-type="float" office:value="35.68" calcext:value-type="float">
            <text:p>35,68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1" calcext:value-type="float">
            <text:p>11</text:p>
          </table:table-cell>
          <table:table-cell office:value-type="float" office:value="34.15" calcext:value-type="float">
            <text:p>34,15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2" calcext:value-type="float">
            <text:p>12</text:p>
          </table:table-cell>
          <table:table-cell office:value-type="float" office:value="31.72" calcext:value-type="float">
            <text:p>31,72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31.19" calcext:value-type="float">
            <text:p>31,19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" calcext:value-type="float">
            <text:p>2</text:p>
          </table:table-cell>
          <table:table-cell office:value-type="float" office:value="28.95" calcext:value-type="float">
            <text:p>28,95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3" calcext:value-type="float">
            <text:p>3</text:p>
          </table:table-cell>
          <table:table-cell office:value-type="float" office:value="28.82" calcext:value-type="float">
            <text:p>28,82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4" calcext:value-type="float">
            <text:p>4</text:p>
          </table:table-cell>
          <table:table-cell office:value-type="float" office:value="30.61" calcext:value-type="float">
            <text:p>30,61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7" calcext:value-type="float">
            <text:p>7</text:p>
          </table:table-cell>
          <table:table-cell office:value-type="float" office:value="31.66" calcext:value-type="float">
            <text:p>31,66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8" calcext:value-type="float">
            <text:p>8</text:p>
          </table:table-cell>
          <table:table-cell office:value-type="float" office:value="31.91" calcext:value-type="float">
            <text:p>31,91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9" calcext:value-type="float">
            <text:p>9</text:p>
          </table:table-cell>
          <table:table-cell office:value-type="float" office:value="31.11" calcext:value-type="float">
            <text:p>31,11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0" calcext:value-type="float">
            <text:p>10</text:p>
          </table:table-cell>
          <table:table-cell office:value-type="float" office:value="30.41" calcext:value-type="float">
            <text:p>30,41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1" calcext:value-type="float">
            <text:p>11</text:p>
          </table:table-cell>
          <table:table-cell office:value-type="float" office:value="29.84" calcext:value-type="float">
            <text:p>29,84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2" calcext:value-type="float">
            <text:p>12</text:p>
          </table:table-cell>
          <table:table-cell office:value-type="float" office:value="29.24" calcext:value-type="float">
            <text:p>29,24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29,69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" calcext:value-type="float">
            <text:p>2</text:p>
          </table:table-cell>
          <table:table-cell office:value-type="float" office:value="30.15" calcext:value-type="float">
            <text:p>30,15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3" calcext:value-type="float">
            <text:p>3</text:p>
          </table:table-cell>
          <table:table-cell office:value-type="float" office:value="30.76" calcext:value-type="float">
            <text:p>30,76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4" calcext:value-type="float">
            <text:p>4</text:p>
          </table:table-cell>
          <table:table-cell office:value-type="float" office:value="30.62" calcext:value-type="float">
            <text:p>30,62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5" calcext:value-type="float">
            <text:p>5</text:p>
          </table:table-cell>
          <table:table-cell office:value-type="float" office:value="30.52" calcext:value-type="float">
            <text:p>30,52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6" calcext:value-type="float">
            <text:p>6</text:p>
          </table:table-cell>
          <table:table-cell office:value-type="float" office:value="29.97" calcext:value-type="float">
            <text:p>29,97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7" calcext:value-type="float">
            <text:p>7</text:p>
          </table:table-cell>
          <table:table-cell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8" calcext:value-type="float">
            <text:p>8</text:p>
          </table:table-cell>
          <table:table-cell office:value-type="float" office:value="29.25" calcext:value-type="float">
            <text:p>29,25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9" calcext:value-type="float">
            <text:p>9</text:p>
          </table:table-cell>
          <table:table-cell office:value-type="float" office:value="29.31" calcext:value-type="float">
            <text:p>29,31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0" calcext:value-type="float">
            <text:p>10</text:p>
          </table:table-cell>
          <table:table-cell office:value-type="float" office:value="28.77" calcext:value-type="float">
            <text:p>28,77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1" calcext:value-type="float">
            <text:p>11</text:p>
          </table:table-cell>
          <table:table-cell office:value-type="float" office:value="28.1" calcext:value-type="float">
            <text:p>28,1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2" calcext:value-type="float">
            <text:p>12</text:p>
          </table:table-cell>
          <table:table-cell office:value-type="float" office:value="25.43" calcext:value-type="float">
            <text:p>25,43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25.64" calcext:value-type="float">
            <text:p>25,64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" calcext:value-type="float">
            <text:p>2</text:p>
          </table:table-cell>
          <table:table-cell office:value-type="float" office:value="27.27" calcext:value-type="float">
            <text:p>27,27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3" calcext:value-type="float">
            <text:p>3</text:p>
          </table:table-cell>
          <table:table-cell office:value-type="float" office:value="28.24" calcext:value-type="float">
            <text:p>28,24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4" calcext:value-type="float">
            <text:p>4</text:p>
          </table:table-cell>
          <table:table-cell office:value-type="float" office:value="28.81" calcext:value-type="float">
            <text:p>28,81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5" calcext:value-type="float">
            <text:p>5</text:p>
          </table:table-cell>
          <table:table-cell office:value-type="float" office:value="27.62" calcext:value-type="float">
            <text:p>27,62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6" calcext:value-type="float">
            <text:p>6</text:p>
          </table:table-cell>
          <table:table-cell office:value-type="float" office:value="27.14" calcext:value-type="float">
            <text:p>27,14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7" calcext:value-type="float">
            <text:p>7</text:p>
          </table:table-cell>
          <table:table-cell office:value-type="float" office:value="27.33" calcext:value-type="float">
            <text:p>27,33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8" calcext:value-type="float">
            <text:p>8</text:p>
          </table:table-cell>
          <table:table-cell office:value-type="float" office:value="27.76" calcext:value-type="float">
            <text:p>27,76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9" calcext:value-type="float">
            <text:p>9</text:p>
          </table:table-cell>
          <table:table-cell office:value-type="float" office:value="28.29" calcext:value-type="float">
            <text:p>28,29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0" calcext:value-type="float">
            <text:p>10</text:p>
          </table:table-cell>
          <table:table-cell office:value-type="float" office:value="29.54" calcext:value-type="float">
            <text:p>29,54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1" calcext:value-type="float">
            <text:p>11</text:p>
          </table:table-cell>
          <table:table-cell office:value-type="float" office:value="30.81" calcext:value-type="float">
            <text:p>30,81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2" calcext:value-type="float">
            <text:p>12</text:p>
          </table:table-cell>
          <table:table-cell office:value-type="float" office:value="27.23" calcext:value-type="float">
            <text:p>27,23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22.95" calcext:value-type="float">
            <text:p>22,95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office:value-type="float" office:value="15.44" calcext:value-type="float">
            <text:p>15,44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3" calcext:value-type="float">
            <text:p>3</text:p>
          </table:table-cell>
          <table:table-cell office:value-type="float" office:value="12.62" calcext:value-type="float">
            <text:p>12,62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4" calcext:value-type="float">
            <text:p>4</text:p>
          </table:table-cell>
          <table:table-cell office:value-type="float" office:value="12.85" calcext:value-type="float">
            <text:p>12,85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5" calcext:value-type="float">
            <text:p>5</text:p>
          </table:table-cell>
          <table:table-cell office:value-type="float" office:value="15.44" calcext:value-type="float">
            <text:p>15,44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6" calcext:value-type="float">
            <text:p>6</text:p>
          </table:table-cell>
          <table:table-cell office:value-type="float" office:value="13.47" calcext:value-type="float">
            <text:p>13,47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7" calcext:value-type="float">
            <text:p>7</text:p>
          </table:table-cell>
          <table:table-cell office:value-type="float" office:value="11.58" calcext:value-type="float">
            <text:p>11,58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8" calcext:value-type="float">
            <text:p>8</text:p>
          </table:table-cell>
          <table:table-cell office:value-type="float" office:value="15.09" calcext:value-type="float">
            <text:p>15,09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9" calcext:value-type="float">
            <text:p>9</text:p>
          </table:table-cell>
          <table:table-cell office:value-type="float" office:value="14.91" calcext:value-type="float">
            <text:p>14,91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0" calcext:value-type="float">
            <text:p>10</text:p>
          </table:table-cell>
          <table:table-cell office:value-type="float" office:value="14.85" calcext:value-type="float">
            <text:p>14,85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1" calcext:value-type="float">
            <text:p>11</text:p>
          </table:table-cell>
          <table:table-cell office:value-type="float" office:value="15.21" calcext:value-type="float">
            <text:p>15,21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2" calcext:value-type="float">
            <text:p>12</text:p>
          </table:table-cell>
          <table:table-cell office:value-type="float" office:value="16.08" calcext:value-type="float">
            <text:p>16,08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18.66" calcext:value-type="float">
            <text:p>18,66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" calcext:value-type="float">
            <text:p>2</text:p>
          </table:table-cell>
          <table:table-cell office:value-type="float" office:value="17.73" calcext:value-type="float">
            <text:p>17,73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3" calcext:value-type="float">
            <text:p>3</text:p>
          </table:table-cell>
          <table:table-cell office:value-type="float" office:value="18.31" calcext:value-type="float">
            <text:p>18,31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4" calcext:value-type="float">
            <text:p>4</text:p>
          </table:table-cell>
          <table:table-cell office:value-type="float" office:value="18.64" calcext:value-type="float">
            <text:p>18,64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5" calcext:value-type="float">
            <text:p>5</text:p>
          </table:table-cell>
          <table:table-cell office:value-type="float" office:value="19.42" calcext:value-type="float">
            <text:p>19,4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6" calcext:value-type="float">
            <text:p>6</text:p>
          </table:table-cell>
          <table:table-cell office:value-type="float" office:value="20.03" calcext:value-type="float">
            <text:p>20,03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7" calcext:value-type="float">
            <text:p>7</text:p>
          </table:table-cell>
          <table:table-cell office:value-type="float" office:value="21.36" calcext:value-type="float">
            <text:p>21,36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8" calcext:value-type="float">
            <text:p>8</text:p>
          </table:table-cell>
          <table:table-cell office:value-type="float" office:value="20.27" calcext:value-type="float">
            <text:p>20,27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9" calcext:value-type="float">
            <text:p>9</text:p>
          </table:table-cell>
          <table:table-cell office:value-type="float" office:value="19.53" calcext:value-type="float">
            <text:p>19,53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0" calcext:value-type="float">
            <text:p>10</text:p>
          </table:table-cell>
          <table:table-cell office:value-type="float" office:value="19.85" calcext:value-type="float">
            <text:p>19,85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1" calcext:value-type="float">
            <text:p>11</text:p>
          </table:table-cell>
          <table:table-cell office:value-type="float" office:value="18.92" calcext:value-type="float">
            <text:p>18,9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2" calcext:value-type="float">
            <text:p>12</text:p>
          </table:table-cell>
          <table:table-cell office:value-type="float" office:value="17.24" calcext:value-type="float">
            <text:p>17,24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17.16" calcext:value-type="float">
            <text:p>17,16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" calcext:value-type="float">
            <text:p>2</text:p>
          </table:table-cell>
          <table:table-cell office:value-type="float" office:value="16.77" calcext:value-type="float">
            <text:p>16,77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3" calcext:value-type="float">
            <text:p>3</text:p>
          </table:table-cell>
          <table:table-cell office:value-type="float" office:value="16.22" calcext:value-type="float">
            <text:p>16,22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4" calcext:value-type="float">
            <text:p>4</text:p>
          </table:table-cell>
          <table:table-cell office:value-type="float" office:value="17.88" calcext:value-type="float">
            <text:p>17,88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5" calcext:value-type="float">
            <text:p>5</text:p>
          </table:table-cell>
          <table:table-cell office:value-type="float" office:value="17.44" calcext:value-type="float">
            <text:p>17,44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6" calcext:value-type="float">
            <text:p>6</text:p>
          </table:table-cell>
          <table:table-cell office:value-type="float" office:value="16.53" calcext:value-type="float">
            <text:p>16,53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7" calcext:value-type="float">
            <text:p>7</text:p>
          </table:table-cell>
          <table:table-cell office:value-type="float" office:value="15.5" calcext:value-type="float">
            <text:p>15,5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8" calcext:value-type="float">
            <text:p>8</text:p>
          </table:table-cell>
          <table:table-cell office:value-type="float" office:value="15.52" calcext:value-type="float">
            <text:p>15,52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9" calcext:value-type="float">
            <text:p>9</text:p>
          </table:table-cell>
          <table:table-cell office:value-type="float" office:value="14.47" calcext:value-type="float">
            <text:p>14,47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0" calcext:value-type="float">
            <text:p>10</text:p>
          </table:table-cell>
          <table:table-cell office:value-type="float" office:value="13.8" calcext:value-type="float">
            <text:p>13,8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1" calcext:value-type="float">
            <text:p>11</text:p>
          </table:table-cell>
          <table:table-cell office:value-type="float" office:value="13.98" calcext:value-type="float">
            <text:p>13,98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2" calcext:value-type="float">
            <text:p>12</text:p>
          </table:table-cell>
          <table:table-cell office:value-type="float" office:value="16.27" calcext:value-type="float">
            <text:p>16,27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17.98" calcext:value-type="float">
            <text:p>17,98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" calcext:value-type="float">
            <text:p>2</text:p>
          </table:table-cell>
          <table:table-cell office:value-type="float" office:value="17.83" calcext:value-type="float">
            <text:p>17,83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3" calcext:value-type="float">
            <text:p>3</text:p>
          </table:table-cell>
          <table:table-cell office:value-type="float" office:value="19.45" calcext:value-type="float">
            <text:p>19,45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4" calcext:value-type="float">
            <text:p>4</text:p>
          </table:table-cell>
          <table:table-cell office:value-type="float" office:value="21.04" calcext:value-type="float">
            <text:p>21,04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5" calcext:value-type="float">
            <text:p>5</text:p>
          </table:table-cell>
          <table:table-cell office:value-type="float" office:value="20.03" calcext:value-type="float">
            <text:p>20,03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6" calcext:value-type="float">
            <text:p>6</text:p>
          </table:table-cell>
          <table:table-cell office:value-type="float" office:value="20.01" calcext:value-type="float">
            <text:p>20,01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7" calcext:value-type="float">
            <text:p>7</text:p>
          </table:table-cell>
          <table:table-cell office:value-type="float" office:value="19.64" calcext:value-type="float">
            <text:p>19,64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8" calcext:value-type="float">
            <text:p>8</text:p>
          </table:table-cell>
          <table:table-cell office:value-type="float" office:value="18.52" calcext:value-type="float">
            <text:p>18,52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9" calcext:value-type="float">
            <text:p>9</text:p>
          </table:table-cell>
          <table:table-cell office:value-type="float" office:value="19.59" calcext:value-type="float">
            <text:p>19,59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office:value-type="float" office:value="20.09" calcext:value-type="float">
            <text:p>20,09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1" calcext:value-type="float">
            <text:p>11</text:p>
          </table:table-cell>
          <table:table-cell office:value-type="float" office:value="19.82" calcext:value-type="float">
            <text:p>19,82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2" calcext:value-type="float">
            <text:p>12</text:p>
          </table:table-cell>
          <table:table-cell office:value-type="float" office:value="21.09" calcext:value-type="float">
            <text:p>21,09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22.64" calcext:value-type="float">
            <text:p>22,6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  <table:table-cell office:value-type="float" office:value="22.11" calcext:value-type="float">
            <text:p>22,1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3" calcext:value-type="float">
            <text:p>3</text:p>
          </table:table-cell>
          <table:table-cell office:value-type="float" office:value="20.42" calcext:value-type="float">
            <text:p>20,42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4" calcext:value-type="float">
            <text:p>4</text:p>
          </table:table-cell>
          <table:table-cell office:value-type="float" office:value="18.58" calcext:value-type="float">
            <text:p>18,58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5" calcext:value-type="float">
            <text:p>5</text:p>
          </table:table-cell>
          <table:table-cell office:value-type="float" office:value="18.24" calcext:value-type="float">
            <text:p>18,2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6" calcext:value-type="float">
            <text:p>6</text:p>
          </table:table-cell>
          <table:table-cell office:value-type="float" office:value="16.87" calcext:value-type="float">
            <text:p>16,87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7" calcext:value-type="float">
            <text:p>7</text:p>
          </table:table-cell>
          <table:table-cell office:value-type="float" office:value="18.64" calcext:value-type="float">
            <text:p>18,6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8" calcext:value-type="float">
            <text:p>8</text:p>
          </table:table-cell>
          <table:table-cell office:value-type="float" office:value="27.17" calcext:value-type="float">
            <text:p>27,17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9" calcext:value-type="float">
            <text:p>9</text:p>
          </table:table-cell>
          <table:table-cell office:value-type="float" office:value="33.69" calcext:value-type="float">
            <text:p>33,69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0" calcext:value-type="float">
            <text:p>10</text:p>
          </table:table-cell>
          <table:table-cell office:value-type="float" office:value="35.92" calcext:value-type="float">
            <text:p>35,92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1" calcext:value-type="float">
            <text:p>11</text:p>
          </table:table-cell>
          <table:table-cell office:value-type="float" office:value="32.3" calcext:value-type="float">
            <text:p>32,3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2" calcext:value-type="float">
            <text:p>12</text:p>
          </table:table-cell>
          <table:table-cell office:value-type="float" office:value="27.34" calcext:value-type="float">
            <text:p>27,34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24.96" calcext:value-type="float">
            <text:p>24,96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office:value-type="float" office:value="20.52" calcext:value-type="float">
            <text:p>20,52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office:value-type="float" office:value="19.86" calcext:value-type="float">
            <text:p>19,86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4" calcext:value-type="float">
            <text:p>4</text:p>
          </table:table-cell>
          <table:table-cell office:value-type="float" office:value="20.82" calcext:value-type="float">
            <text:p>20,82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5" calcext:value-type="float">
            <text:p>5</text:p>
          </table:table-cell>
          <table:table-cell office:value-type="float" office:value="21.24" calcext:value-type="float">
            <text:p>21,24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6" calcext:value-type="float">
            <text:p>6</text:p>
          </table:table-cell>
          <table:table-cell office:value-type="float" office:value="20.2" calcext:value-type="float">
            <text:p>20,2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7" calcext:value-type="float">
            <text:p>7</text:p>
          </table:table-cell>
          <table:table-cell office:value-type="float" office:value="21.42" calcext:value-type="float">
            <text:p>21,42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8" calcext:value-type="float">
            <text:p>8</text:p>
          </table:table-cell>
          <table:table-cell office:value-type="float" office:value="21.69" calcext:value-type="float">
            <text:p>21,69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9" calcext:value-type="float">
            <text:p>9</text:p>
          </table:table-cell>
          <table:table-cell office:value-type="float" office:value="21.86" calcext:value-type="float">
            <text:p>21,86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0" calcext:value-type="float">
            <text:p>10</text:p>
          </table:table-cell>
          <table:table-cell office:value-type="float" office:value="23.23" calcext:value-type="float">
            <text:p>23,23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1" calcext:value-type="float">
            <text:p>11</text:p>
          </table:table-cell>
          <table:table-cell office:value-type="float" office:value="22.47" calcext:value-type="float">
            <text:p>22,47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2" calcext:value-type="float">
            <text:p>12</text:p>
          </table:table-cell>
          <table:table-cell office:value-type="float" office:value="19.52" calcext:value-type="float">
            <text:p>19,52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18.82" calcext:value-type="float">
            <text:p>18,82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3" calcext:value-type="float">
            <text:p>3</text:p>
          </table:table-cell>
          <table:table-cell office:value-type="float" office:value="18.92" calcext:value-type="float">
            <text:p>18,92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4" calcext:value-type="float">
            <text:p>4</text:p>
          </table:table-cell>
          <table:table-cell office:value-type="float" office:value="20.24" calcext:value-type="float">
            <text:p>20,24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5" calcext:value-type="float">
            <text:p>5</text:p>
          </table:table-cell>
          <table:table-cell office:value-type="float" office:value="20.94" calcext:value-type="float">
            <text:p>20,94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6" calcext:value-type="float">
            <text:p>6</text:p>
          </table:table-cell>
          <table:table-cell office:value-type="float" office:value="22.38" calcext:value-type="float">
            <text:p>22,38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7" calcext:value-type="float">
            <text:p>7</text:p>
          </table:table-cell>
          <table:table-cell office:value-type="float" office:value="21.76" calcext:value-type="float">
            <text:p>21,76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8" calcext:value-type="float">
            <text:p>8</text:p>
          </table:table-cell>
          <table:table-cell office:value-type="float" office:value="21.35" calcext:value-type="float">
            <text:p>21,35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9" calcext:value-type="float">
            <text:p>9</text:p>
          </table:table-cell>
          <table:table-cell office:value-type="float" office:value="21.9" calcext:value-type="float">
            <text:p>21,9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0" calcext:value-type="float">
            <text:p>10</text:p>
          </table:table-cell>
          <table:table-cell office:value-type="float" office:value="21.69" calcext:value-type="float">
            <text:p>21,69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1" calcext:value-type="float">
            <text:p>11</text:p>
          </table:table-cell>
          <table:table-cell office:value-type="float" office:value="20.34" calcext:value-type="float">
            <text:p>20,34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2" calcext:value-type="float">
            <text:p>12</text:p>
          </table:table-cell>
          <table:table-cell office:value-type="float" office:value="19.41" calcext:value-type="float">
            <text:p>19,41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19.08" calcext:value-type="float">
            <text:p>19,08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" calcext:value-type="float">
            <text:p>2</text:p>
          </table:table-cell>
          <table:table-cell office:value-type="float" office:value="20.05" calcext:value-type="float">
            <text:p>20,05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3" calcext:value-type="float">
            <text:p>3</text:p>
          </table:table-cell>
          <table:table-cell office:value-type="float" office:value="20.35" calcext:value-type="float">
            <text:p>20,35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4" calcext:value-type="float">
            <text:p>4</text:p>
          </table:table-cell>
          <table:table-cell office:value-type="float" office:value="20.27" calcext:value-type="float">
            <text:p>20,27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5" calcext:value-type="float">
            <text:p>5</text:p>
          </table:table-cell>
          <table:table-cell office:value-type="float" office:value="19.94" calcext:value-type="float">
            <text:p>19,94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6" calcext:value-type="float">
            <text:p>6</text:p>
          </table:table-cell>
          <table:table-cell office:value-type="float" office:value="19.07" calcext:value-type="float">
            <text:p>19,07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7" calcext:value-type="float">
            <text:p>7</text:p>
          </table:table-cell>
          <table:table-cell office:value-type="float" office:value="17.87" calcext:value-type="float">
            <text:p>17,87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8" calcext:value-type="float">
            <text:p>8</text:p>
          </table:table-cell>
          <table:table-cell office:value-type="float" office:value="18.01" calcext:value-type="float">
            <text:p>18,01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9" calcext:value-type="float">
            <text:p>9</text:p>
          </table:table-cell>
          <table:table-cell office:value-type="float" office:value="17.51" calcext:value-type="float">
            <text:p>17,51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0" calcext:value-type="float">
            <text:p>10</text:p>
          </table:table-cell>
          <table:table-cell office:value-type="float" office:value="18.15" calcext:value-type="float">
            <text:p>18,15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1" calcext:value-type="float">
            <text:p>11</text:p>
          </table:table-cell>
          <table:table-cell office:value-type="float" office:value="16.7" calcext:value-type="float">
            <text:p>16,7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2" calcext:value-type="float">
            <text:p>12</text:p>
          </table:table-cell>
          <table:table-cell office:value-type="float" office:value="14.51" calcext:value-type="float">
            <text:p>14,51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office:value-type="float" office:value="14.78" calcext:value-type="float">
            <text:p>14,78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3" calcext:value-type="float">
            <text:p>3</text:p>
          </table:table-cell>
          <table:table-cell office:value-type="float" office:value="14.66" calcext:value-type="float">
            <text:p>14,66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4" calcext:value-type="float">
            <text:p>4</text:p>
          </table:table-cell>
          <table:table-cell office:value-type="float" office:value="16.38" calcext:value-type="float">
            <text:p>16,38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5" calcext:value-type="float">
            <text:p>5</text:p>
          </table:table-cell>
          <table:table-cell office:value-type="float" office:value="17.88" calcext:value-type="float">
            <text:p>17,88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6" calcext:value-type="float">
            <text:p>6</text:p>
          </table:table-cell>
          <table:table-cell office:value-type="float" office:value="19.07" calcext:value-type="float">
            <text:p>19,07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7" calcext:value-type="float">
            <text:p>7</text:p>
          </table:table-cell>
          <table:table-cell office:value-type="float" office:value="19.65" calcext:value-type="float">
            <text:p>19,65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8" calcext:value-type="float">
            <text:p>8</text:p>
          </table:table-cell>
          <table:table-cell office:value-type="float" office:value="18.38" calcext:value-type="float">
            <text:p>18,38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9" calcext:value-type="float">
            <text:p>9</text:p>
          </table:table-cell>
          <table:table-cell office:value-type="float" office:value="17.46" calcext:value-type="float">
            <text:p>17,46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0" calcext:value-type="float">
            <text:p>10</text:p>
          </table:table-cell>
          <table:table-cell office:value-type="float" office:value="17.71" calcext:value-type="float">
            <text:p>17,71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1" calcext:value-type="float">
            <text:p>11</text:p>
          </table:table-cell>
          <table:table-cell office:value-type="float" office:value="18.1" calcext:value-type="float">
            <text:p>18,1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2" calcext:value-type="float">
            <text:p>12</text:p>
          </table:table-cell>
          <table:table-cell office:value-type="float" office:value="17.16" calcext:value-type="float">
            <text:p>17,16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17.99" calcext:value-type="float">
            <text:p>17,99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office:value-type="float" office:value="18.53" calcext:value-type="float">
            <text:p>18,53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office:value-type="float" office:value="18.55" calcext:value-type="float">
            <text:p>18,55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4" calcext:value-type="float">
            <text:p>4</text:p>
          </table:table-cell>
          <table:table-cell office:value-type="float" office:value="19.87" calcext:value-type="float">
            <text:p>19,87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5" calcext:value-type="float">
            <text:p>5</text:p>
          </table:table-cell>
          <table:table-cell office:value-type="float" office:value="19.74" calcext:value-type="float">
            <text:p>19,74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6" calcext:value-type="float">
            <text:p>6</text:p>
          </table:table-cell>
          <table:table-cell office:value-type="float" office:value="18.42" calcext:value-type="float">
            <text:p>18,42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7" calcext:value-type="float">
            <text:p>7</text:p>
          </table:table-cell>
          <table:table-cell office:value-type="float" office:value="17.3" calcext:value-type="float">
            <text:p>17,3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8" calcext:value-type="float">
            <text:p>8</text:p>
          </table:table-cell>
          <table:table-cell office:value-type="float" office:value="18.03" calcext:value-type="float">
            <text:p>18,03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9" calcext:value-type="float">
            <text:p>9</text:p>
          </table:table-cell>
          <table:table-cell office:value-type="float" office:value="18.23" calcext:value-type="float">
            <text:p>18,23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0" calcext:value-type="float">
            <text:p>10</text:p>
          </table:table-cell>
          <table:table-cell office:value-type="float" office:value="17.44" calcext:value-type="float">
            <text:p>17,44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1" calcext:value-type="float">
            <text:p>11</text:p>
          </table:table-cell>
          <table:table-cell office:value-type="float" office:value="17.99" calcext:value-type="float">
            <text:p>17,99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2" calcext:value-type="float">
            <text:p>12</text:p>
          </table:table-cell>
          <table:table-cell office:value-type="float" office:value="19.04" calcext:value-type="float">
            <text:p>19,0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18.88" calcext:value-type="float">
            <text:p>18,8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office:value-type="float" office:value="19.07" calcext:value-type="float">
            <text:p>19,0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3" calcext:value-type="float">
            <text:p>3</text:p>
          </table:table-cell>
          <table:table-cell office:value-type="float" office:value="21.36" calcext:value-type="float">
            <text:p>21,3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4" calcext:value-type="float">
            <text:p>4</text:p>
          </table:table-cell>
          <table:table-cell office:value-type="float" office:value="23.57" calcext:value-type="float">
            <text:p>23,5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5" calcext:value-type="float">
            <text:p>5</text:p>
          </table:table-cell>
          <table:table-cell office:value-type="float" office:value="21.25" calcext:value-type="float">
            <text:p>21,2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6" calcext:value-type="float">
            <text:p>6</text:p>
          </table:table-cell>
          <table:table-cell office:value-type="float" office:value="20.45" calcext:value-type="float">
            <text:p>20,4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7" calcext:value-type="float">
            <text:p>7</text:p>
          </table:table-cell>
          <table:table-cell office:value-type="float" office:value="21.32" calcext:value-type="float">
            <text:p>21,3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8" calcext:value-type="float">
            <text:p>8</text:p>
          </table:table-cell>
          <table:table-cell office:value-type="float" office:value="21.96" calcext:value-type="float">
            <text:p>21,9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9" calcext:value-type="float">
            <text:p>9</text:p>
          </table:table-cell>
          <table:table-cell office:value-type="float" office:value="23.99" calcext:value-type="float">
            <text:p>23,9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0" calcext:value-type="float">
            <text:p>10</text:p>
          </table:table-cell>
          <table:table-cell office:value-type="float" office:value="24.9" calcext:value-type="float">
            <text:p>24,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1" calcext:value-type="float">
            <text:p>11</text:p>
          </table:table-cell>
          <table:table-cell office:value-type="float" office:value="23.71" calcext:value-type="float">
            <text:p>23,7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2" calcext:value-type="float">
            <text:p>12</text:p>
          </table:table-cell>
          <table:table-cell office:value-type="float" office:value="25.39" calcext:value-type="float">
            <text:p>25,3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25.17" calcext:value-type="float">
            <text:p>25,1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 office:value-type="float" office:value="22.21" calcext:value-type="float">
            <text:p>22,2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" calcext:value-type="float">
            <text:p>3</text:p>
          </table:table-cell>
          <table:table-cell office:value-type="float" office:value="20.99" calcext:value-type="float">
            <text:p>20,9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4" calcext:value-type="float">
            <text:p>4</text:p>
          </table:table-cell>
          <table:table-cell office:value-type="float" office:value="19.72" calcext:value-type="float">
            <text:p>19,7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5" calcext:value-type="float">
            <text:p>5</text:p>
          </table:table-cell>
          <table:table-cell office:value-type="float" office:value="20.83" calcext:value-type="float">
            <text:p>20,8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6" calcext:value-type="float">
            <text:p>6</text:p>
          </table:table-cell>
          <table:table-cell office:value-type="float" office:value="19.17" calcext:value-type="float">
            <text:p>19,1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7" calcext:value-type="float">
            <text:p>7</text:p>
          </table:table-cell>
          <table:table-cell office:value-type="float" office:value="19.63" calcext:value-type="float">
            <text:p>19,6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8" calcext:value-type="float">
            <text:p>8</text:p>
          </table:table-cell>
          <table:table-cell office:value-type="float" office:value="19.93" calcext:value-type="float">
            <text:p>19,9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9" calcext:value-type="float">
            <text:p>9</text:p>
          </table:table-cell>
          <table:table-cell office:value-type="float" office:value="19.79" calcext:value-type="float">
            <text:p>19,7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0" calcext:value-type="float">
            <text:p>10</text:p>
          </table:table-cell>
          <table:table-cell office:value-type="float" office:value="21.26" calcext:value-type="float">
            <text:p>21,2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1" calcext:value-type="float">
            <text:p>11</text:p>
          </table:table-cell>
          <table:table-cell office:value-type="float" office:value="20.17" calcext:value-type="float">
            <text:p>20,1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2" calcext:value-type="float">
            <text:p>12</text:p>
          </table:table-cell>
          <table:table-cell office:value-type="float" office:value="18.32" calcext:value-type="float">
            <text:p>18,3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16.71" calcext:value-type="float">
            <text:p>16,7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office:value-type="float" office:value="16.06" calcext:value-type="float">
            <text:p>16,0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office:value-type="float" office:value="15.02" calcext:value-type="float">
            <text:p>15,0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4" calcext:value-type="float">
            <text:p>4</text:p>
          </table:table-cell>
          <table:table-cell office:value-type="float" office:value="15.44" calcext:value-type="float">
            <text:p>15,44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5" calcext:value-type="float">
            <text:p>5</text:p>
          </table:table-cell>
          <table:table-cell office:value-type="float" office:value="14.86" calcext:value-type="float">
            <text:p>14,8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6" calcext:value-type="float">
            <text:p>6</text:p>
          </table:table-cell>
          <table:table-cell office:value-type="float" office:value="13.66" calcext:value-type="float">
            <text:p>13,6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7" calcext:value-type="float">
            <text:p>7</text:p>
          </table:table-cell>
          <table:table-cell office:value-type="float" office:value="14.08" calcext:value-type="float">
            <text:p>14,0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8" calcext:value-type="float">
            <text:p>8</text:p>
          </table:table-cell>
          <table:table-cell office:value-type="float" office:value="13.36" calcext:value-type="float">
            <text:p>13,3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9" calcext:value-type="float">
            <text:p>9</text:p>
          </table:table-cell>
          <table:table-cell office:value-type="float" office:value="14.95" calcext:value-type="float">
            <text:p>14,9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0" calcext:value-type="float">
            <text:p>10</text:p>
          </table:table-cell>
          <table:table-cell office:value-type="float" office:value="14.39" calcext:value-type="float">
            <text:p>14,3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1" calcext:value-type="float">
            <text:p>11</text:p>
          </table:table-cell>
          <table:table-cell office:value-type="float" office:value="12.85" calcext:value-type="float">
            <text:p>12,8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2" calcext:value-type="float">
            <text:p>12</text:p>
          </table:table-cell>
          <table:table-cell office:value-type="float" office:value="11.28" calcext:value-type="float">
            <text:p>11,2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12.47" calcext:value-type="float">
            <text:p>12,4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" calcext:value-type="float">
            <text:p>2</text:p>
          </table:table-cell>
          <table:table-cell office:value-type="float" office:value="12.01" calcext:value-type="float">
            <text:p>12,0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" calcext:value-type="float">
            <text:p>3</text:p>
          </table:table-cell>
          <table:table-cell office:value-type="float" office:value="14.66" calcext:value-type="float">
            <text:p>14,6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" calcext:value-type="float">
            <text:p>4</text:p>
          </table:table-cell>
          <table:table-cell office:value-type="float" office:value="17.34" calcext:value-type="float">
            <text:p>17,34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5" calcext:value-type="float">
            <text:p>5</text:p>
          </table:table-cell>
          <table:table-cell office:value-type="float" office:value="17.75" calcext:value-type="float">
            <text:p>17,7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" calcext:value-type="float">
            <text:p>6</text:p>
          </table:table-cell>
          <table:table-cell office:value-type="float" office:value="17.89" calcext:value-type="float">
            <text:p>17,8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7" calcext:value-type="float">
            <text:p>7</text:p>
          </table:table-cell>
          <table:table-cell office:value-type="float" office:value="20.07" calcext:value-type="float">
            <text:p>20,0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8" calcext:value-type="float">
            <text:p>8</text:p>
          </table:table-cell>
          <table:table-cell office:value-type="float" office:value="21.26" calcext:value-type="float">
            <text:p>21,2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9" calcext:value-type="float">
            <text:p>9</text:p>
          </table:table-cell>
          <table:table-cell office:value-type="float" office:value="23.88" calcext:value-type="float">
            <text:p>23,8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0" calcext:value-type="float">
            <text:p>10</text:p>
          </table:table-cell>
          <table:table-cell office:value-type="float" office:value="22.64" calcext:value-type="float">
            <text:p>22,64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1" calcext:value-type="float">
            <text:p>11</text:p>
          </table:table-cell>
          <table:table-cell office:value-type="float" office:value="24.97" calcext:value-type="float">
            <text:p>24,9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2" calcext:value-type="float">
            <text:p>12</text:p>
          </table:table-cell>
          <table:table-cell office:value-type="float" office:value="26.08" calcext:value-type="float">
            <text:p>26,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7.18" calcext:value-type="float">
            <text:p>27,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29.35" calcext:value-type="float">
            <text:p>29,3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29.89" calcext:value-type="float">
            <text:p>29,8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25.74" calcext:value-type="float">
            <text:p>25,7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28.78" calcext:value-type="float">
            <text:p>28,7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31.83" calcext:value-type="float">
            <text:p>31,8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29.77" calcext:value-type="float">
            <text:p>29,7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31.22" calcext:value-type="float">
            <text:p>31,2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33.88" calcext:value-type="float">
            <text:p>33,8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33.08" calcext:value-type="float">
            <text:p>33,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" calcext:value-type="float">
            <text:p>11</text:p>
          </table:table-cell>
          <table:table-cell office:value-type="float" office:value="34.4" calcext:value-type="float">
            <text:p>34,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28.46" calcext:value-type="float">
            <text:p>28,4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float" office:value="29.61" calcext:value-type="float">
            <text:p>29,6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" calcext:value-type="float">
            <text:p>3</text:p>
          </table:table-cell>
          <table:table-cell office:value-type="float" office:value="27.24" calcext:value-type="float">
            <text:p>27,2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4" calcext:value-type="float">
            <text:p>4</text:p>
          </table:table-cell>
          <table:table-cell office:value-type="float" office:value="27.41" calcext:value-type="float">
            <text:p>27,4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5" calcext:value-type="float">
            <text:p>5</text:p>
          </table:table-cell>
          <table:table-cell office:value-type="float" office:value="28.64" calcext:value-type="float">
            <text:p>28,6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6" calcext:value-type="float">
            <text:p>6</text:p>
          </table:table-cell>
          <table:table-cell office:value-type="float" office:value="27.6" calcext:value-type="float">
            <text:p>27,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7" calcext:value-type="float">
            <text:p>7</text:p>
          </table:table-cell>
          <table:table-cell office:value-type="float" office:value="26.45" calcext:value-type="float">
            <text:p>26,4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8" calcext:value-type="float">
            <text:p>8</text:p>
          </table:table-cell>
          <table:table-cell office:value-type="float" office:value="27.47" calcext:value-type="float">
            <text:p>27,4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9" calcext:value-type="float">
            <text:p>9</text:p>
          </table:table-cell>
          <table:table-cell office:value-type="float" office:value="25.88" calcext:value-type="float">
            <text:p>25,8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0" calcext:value-type="float">
            <text:p>10</text:p>
          </table:table-cell>
          <table:table-cell office:value-type="float" office:value="22.21" calcext:value-type="float">
            <text:p>22,2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1" calcext:value-type="float">
            <text:p>11</text:p>
          </table:table-cell>
          <table:table-cell office:value-type="float" office:value="19.67" calcext:value-type="float">
            <text:p>19,6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2" calcext:value-type="float">
            <text:p>12</text:p>
          </table:table-cell>
          <table:table-cell office:value-type="float" office:value="19.33" calcext:value-type="float">
            <text:p>19,3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19.67" calcext:value-type="float">
            <text:p>19,6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float" office:value="20.74" calcext:value-type="float">
            <text:p>20,7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  <table:table-cell office:value-type="float" office:value="24.42" calcext:value-type="float">
            <text:p>24,4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" calcext:value-type="float">
            <text:p>4</text:p>
          </table:table-cell>
          <table:table-cell office:value-type="float" office:value="26.27" calcext:value-type="float">
            <text:p>26,2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5" calcext:value-type="float">
            <text:p>5</text:p>
          </table:table-cell>
          <table:table-cell office:value-type="float" office:value="27.02" calcext:value-type="float">
            <text:p>27,0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6" calcext:value-type="float">
            <text:p>6</text:p>
          </table:table-cell>
          <table:table-cell office:value-type="float" office:value="25.52" calcext:value-type="float">
            <text:p>25,5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7" calcext:value-type="float">
            <text:p>7</text:p>
          </table:table-cell>
          <table:table-cell office:value-type="float" office:value="26.94" calcext:value-type="float">
            <text:p>26,9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8" calcext:value-type="float">
            <text:p>8</text:p>
          </table:table-cell>
          <table:table-cell office:value-type="float" office:value="28.38" calcext:value-type="float">
            <text:p>28,3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9" calcext:value-type="float">
            <text:p>9</text:p>
          </table:table-cell>
          <table:table-cell office:value-type="float" office:value="29.67" calcext:value-type="float">
            <text:p>29,6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0" calcext:value-type="float">
            <text:p>10</text:p>
          </table:table-cell>
          <table:table-cell office:value-type="float" office:value="28.85" calcext:value-type="float">
            <text:p>28,8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1" calcext:value-type="float">
            <text:p>11</text:p>
          </table:table-cell>
          <table:table-cell office:value-type="float" office:value="26.27" calcext:value-type="float">
            <text:p>26,2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2" calcext:value-type="float">
            <text:p>12</text:p>
          </table:table-cell>
          <table:table-cell office:value-type="float" office:value="29.42" calcext:value-type="float">
            <text:p>29,4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32.94" calcext:value-type="float">
            <text:p>32,9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" calcext:value-type="float">
            <text:p>2</text:p>
          </table:table-cell>
          <table:table-cell office:value-type="float" office:value="35.87" calcext:value-type="float">
            <text:p>35,8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" calcext:value-type="float">
            <text:p>3</text:p>
          </table:table-cell>
          <table:table-cell office:value-type="float" office:value="33.55" calcext:value-type="float">
            <text:p>33,5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4" calcext:value-type="float">
            <text:p>4</text:p>
          </table:table-cell>
          <table:table-cell office:value-type="float" office:value="28.25" calcext:value-type="float">
            <text:p>28,2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" calcext:value-type="float">
            <text:p>5</text:p>
          </table:table-cell>
          <table:table-cell office:value-type="float" office:value="28.14" calcext:value-type="float">
            <text:p>28,1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6" calcext:value-type="float">
            <text:p>6</text:p>
          </table:table-cell>
          <table:table-cell office:value-type="float" office:value="30.72" calcext:value-type="float">
            <text:p>30,7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7" calcext:value-type="float">
            <text:p>7</text:p>
          </table:table-cell>
          <table:table-cell office:value-type="float" office:value="30.76" calcext:value-type="float">
            <text:p>30,7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8" calcext:value-type="float">
            <text:p>8</text:p>
          </table:table-cell>
          <table:table-cell office:value-type="float" office:value="31.59" calcext:value-type="float">
            <text:p>31,5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9" calcext:value-type="float">
            <text:p>9</text:p>
          </table:table-cell>
          <table:table-cell office:value-type="float" office:value="28.29" calcext:value-type="float">
            <text:p>28,2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0" calcext:value-type="float">
            <text:p>10</text:p>
          </table:table-cell>
          <table:table-cell office:value-type="float" office:value="30.33" calcext:value-type="float">
            <text:p>30,3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1" calcext:value-type="float">
            <text:p>11</text:p>
          </table:table-cell>
          <table:table-cell office:value-type="float" office:value="31.09" calcext:value-type="float">
            <text:p>31,0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2" calcext:value-type="float">
            <text:p>12</text:p>
          </table:table-cell>
          <table:table-cell office:value-type="float" office:value="32.15" calcext:value-type="float">
            <text:p>32,1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34.27" calcext:value-type="float">
            <text:p>34,2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float" office:value="34.74" calcext:value-type="float">
            <text:p>34,7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" calcext:value-type="float">
            <text:p>3</text:p>
          </table:table-cell>
          <table:table-cell office:value-type="float" office:value="36.76" calcext:value-type="float">
            <text:p>36,7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" calcext:value-type="float">
            <text:p>4</text:p>
          </table:table-cell>
          <table:table-cell office:value-type="float" office:value="36.69" calcext:value-type="float">
            <text:p>36,6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" calcext:value-type="float">
            <text:p>5</text:p>
          </table:table-cell>
          <table:table-cell office:value-type="float" office:value="40.28" calcext:value-type="float">
            <text:p>40,2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" calcext:value-type="float">
            <text:p>6</text:p>
          </table:table-cell>
          <table:table-cell office:value-type="float" office:value="38.02" calcext:value-type="float">
            <text:p>38,0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7" calcext:value-type="float">
            <text:p>7</text:p>
          </table:table-cell>
          <table:table-cell office:value-type="float" office:value="40.69" calcext:value-type="float">
            <text:p>40,6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8" calcext:value-type="float">
            <text:p>8</text:p>
          </table:table-cell>
          <table:table-cell office:value-type="float" office:value="44.94" calcext:value-type="float">
            <text:p>44,9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9" calcext:value-type="float">
            <text:p>9</text:p>
          </table:table-cell>
          <table:table-cell office:value-type="float" office:value="45.95" calcext:value-type="float">
            <text:p>45,9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" calcext:value-type="float">
            <text:p>10</text:p>
          </table:table-cell>
          <table:table-cell office:value-type="float" office:value="53.13" calcext:value-type="float">
            <text:p>53,1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1" calcext:value-type="float">
            <text:p>11</text:p>
          </table:table-cell>
          <table:table-cell office:value-type="float" office:value="48.46" calcext:value-type="float">
            <text:p>48,4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2" calcext:value-type="float">
            <text:p>12</text:p>
          </table:table-cell>
          <table:table-cell office:value-type="float" office:value="43.33" calcext:value-type="float">
            <text:p>43,3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46.84" calcext:value-type="float">
            <text:p>46,8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office:value-type="float" office:value="47.97" calcext:value-type="float">
            <text:p>47,9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" calcext:value-type="float">
            <text:p>3</text:p>
          </table:table-cell>
          <table:table-cell office:value-type="float" office:value="54.31" calcext:value-type="float">
            <text:p>54,3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" calcext:value-type="float">
            <text:p>4</text:p>
          </table:table-cell>
          <table:table-cell office:value-type="float" office:value="53.04" calcext:value-type="float">
            <text:p>53,0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" calcext:value-type="float">
            <text:p>5</text:p>
          </table:table-cell>
          <table:table-cell office:value-type="float" office:value="49.83" calcext:value-type="float">
            <text:p>49,8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" calcext:value-type="float">
            <text:p>6</text:p>
          </table:table-cell>
          <table:table-cell office:value-type="float" office:value="56.26" calcext:value-type="float">
            <text:p>56,2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7" calcext:value-type="float">
            <text:p>7</text:p>
          </table:table-cell>
          <table:table-cell office:value-type="float" office:value="58.7" calcext:value-type="float">
            <text:p>58,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8" calcext:value-type="float">
            <text:p>8</text:p>
          </table:table-cell>
          <table:table-cell office:value-type="float" office:value="64.97" calcext:value-type="float">
            <text:p>64,9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9" calcext:value-type="float">
            <text:p>9</text:p>
          </table:table-cell>
          <table:table-cell office:value-type="float" office:value="65.57" calcext:value-type="float">
            <text:p>65,5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0" calcext:value-type="float">
            <text:p>10</text:p>
          </table:table-cell>
          <table:table-cell office:value-type="float" office:value="62.37" calcext:value-type="float">
            <text:p>62,3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1" calcext:value-type="float">
            <text:p>11</text:p>
          </table:table-cell>
          <table:table-cell office:value-type="float" office:value="58.3" calcext:value-type="float">
            <text:p>58,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2" calcext:value-type="float">
            <text:p>12</text:p>
          </table:table-cell>
          <table:table-cell office:value-type="float" office:value="59.43" calcext:value-type="float">
            <text:p>59,4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65.51" calcext:value-type="float">
            <text:p>65,5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61.63" calcext:value-type="float">
            <text:p>61,6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" calcext:value-type="float">
            <text:p>3</text:p>
          </table:table-cell>
          <table:table-cell office:value-type="float" office:value="62.9" calcext:value-type="float">
            <text:p>62,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" calcext:value-type="float">
            <text:p>4</text:p>
          </table:table-cell>
          <table:table-cell office:value-type="float" office:value="69.69" calcext:value-type="float">
            <text:p>69,6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" calcext:value-type="float">
            <text:p>5</text:p>
          </table:table-cell>
          <table:table-cell office:value-type="float" office:value="70.94" calcext:value-type="float">
            <text:p>70,9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" calcext:value-type="float">
            <text:p>6</text:p>
          </table:table-cell>
          <table:table-cell office:value-type="float" office:value="70.96" calcext:value-type="float">
            <text:p>70,9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7" calcext:value-type="float">
            <text:p>7</text:p>
          </table:table-cell>
          <table:table-cell office:value-type="float" office:value="74.41" calcext:value-type="float">
            <text:p>74,4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73.05" calcext:value-type="float">
            <text:p>73,0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9" calcext:value-type="float">
            <text:p>9</text:p>
          </table:table-cell>
          <table:table-cell office:value-type="float" office:value="63.87" calcext:value-type="float">
            <text:p>63,8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0" calcext:value-type="float">
            <text:p>10</text:p>
          </table:table-cell>
          <table:table-cell office:value-type="float" office:value="58.88" calcext:value-type="float">
            <text:p>58,8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59.37" calcext:value-type="float">
            <text:p>59,3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2" calcext:value-type="float">
            <text:p>12</text:p>
          </table:table-cell>
          <table:table-cell office:value-type="float" office:value="62.03" calcext:value-type="float">
            <text:p>62,0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54.57" calcext:value-type="float">
            <text:p>54,5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float" office:value="59.26" calcext:value-type="float">
            <text:p>59,2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" calcext:value-type="float">
            <text:p>3</text:p>
          </table:table-cell>
          <table:table-cell office:value-type="float" office:value="60.56" calcext:value-type="float">
            <text:p>60,5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float" office:value="63.97" calcext:value-type="float">
            <text:p>63,9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5" calcext:value-type="float">
            <text:p>5</text:p>
          </table:table-cell>
          <table:table-cell office:value-type="float" office:value="63.46" calcext:value-type="float">
            <text:p>63,4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" calcext:value-type="float">
            <text:p>6</text:p>
          </table:table-cell>
          <table:table-cell office:value-type="float" office:value="67.48" calcext:value-type="float">
            <text:p>67,4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7" calcext:value-type="float">
            <text:p>7</text:p>
          </table:table-cell>
          <table:table-cell office:value-type="float" office:value="74.18" calcext:value-type="float">
            <text:p>74,1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8" calcext:value-type="float">
            <text:p>8</text:p>
          </table:table-cell>
          <table:table-cell office:value-type="float" office:value="72.39" calcext:value-type="float">
            <text:p>72,3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9" calcext:value-type="float">
            <text:p>9</text:p>
          </table:table-cell>
          <table:table-cell office:value-type="float" office:value="79.93" calcext:value-type="float">
            <text:p>79,9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 office:value-type="float" office:value="86.2" calcext:value-type="float">
            <text:p>86,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1" calcext:value-type="float">
            <text:p>11</text:p>
          </table:table-cell>
          <table:table-cell office:value-type="float" office:value="94.62" calcext:value-type="float">
            <text:p>94,6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2" calcext:value-type="float">
            <text:p>12</text:p>
          </table:table-cell>
          <table:table-cell office:value-type="float" office:value="91.73" calcext:value-type="float">
            <text:p>91,7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92.95" calcext:value-type="float">
            <text:p>92,9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float" office:value="95.35" calcext:value-type="float">
            <text:p>95,3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" calcext:value-type="float">
            <text:p>3</text:p>
          </table:table-cell>
          <table:table-cell office:value-type="float" office:value="105.56" calcext:value-type="float">
            <text:p>105,5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" calcext:value-type="float">
            <text:p>4</text:p>
          </table:table-cell>
          <table:table-cell office:value-type="float" office:value="112.57" calcext:value-type="float">
            <text:p>112,5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5" calcext:value-type="float">
            <text:p>5</text:p>
          </table:table-cell>
          <table:table-cell office:value-type="float" office:value="125.39" calcext:value-type="float">
            <text:p>125,3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" calcext:value-type="float">
            <text:p>6</text:p>
          </table:table-cell>
          <table:table-cell office:value-type="float" office:value="133.93" calcext:value-type="float">
            <text:p>133,9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" calcext:value-type="float">
            <text:p>7</text:p>
          </table:table-cell>
          <table:table-cell office:value-type="float" office:value="133.44" calcext:value-type="float">
            <text:p>133,4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8" calcext:value-type="float">
            <text:p>8</text:p>
          </table:table-cell>
          <table:table-cell office:value-type="float" office:value="116.61" calcext:value-type="float">
            <text:p>116,6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office:value-type="float" office:value="103.9" calcext:value-type="float">
            <text:p>103,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0" calcext:value-type="float">
            <text:p>10</text:p>
          </table:table-cell>
          <table:table-cell office:value-type="float" office:value="76.65" calcext:value-type="float">
            <text:p>76,6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1" calcext:value-type="float">
            <text:p>11</text:p>
          </table:table-cell>
          <table:table-cell office:value-type="float" office:value="57.44" calcext:value-type="float">
            <text:p>57,4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2" calcext:value-type="float">
            <text:p>12</text:p>
          </table:table-cell>
          <table:table-cell office:value-type="float" office:value="41.02" calcext:value-type="float">
            <text:p>41,0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41.74" calcext:value-type="float">
            <text:p>41,7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float" office:value="39.16" calcext:value-type="float">
            <text:p>39,1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" calcext:value-type="float">
            <text:p>3</text:p>
          </table:table-cell>
          <table:table-cell office:value-type="float" office:value="47.98" calcext:value-type="float">
            <text:p>47,9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4" calcext:value-type="float">
            <text:p>4</text:p>
          </table:table-cell>
          <table:table-cell office:value-type="float" office:value="49.79" calcext:value-type="float">
            <text:p>49,7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" calcext:value-type="float">
            <text:p>5</text:p>
          </table:table-cell>
          <table:table-cell office:value-type="float" office:value="59.16" calcext:value-type="float">
            <text:p>59,1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" calcext:value-type="float">
            <text:p>6</text:p>
          </table:table-cell>
          <table:table-cell office:value-type="float" office:value="69.68" calcext:value-type="float">
            <text:p>69,6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" calcext:value-type="float">
            <text:p>7</text:p>
          </table:table-cell>
          <table:table-cell office:value-type="float" office:value="64.09" calcext:value-type="float">
            <text:p>64,0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float" office:value="71.06" calcext:value-type="float">
            <text:p>71,0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9" calcext:value-type="float">
            <text:p>9</text:p>
          </table:table-cell>
          <table:table-cell office:value-type="float" office:value="69.46" calcext:value-type="float">
            <text:p>69,4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0" calcext:value-type="float">
            <text:p>10</text:p>
          </table:table-cell>
          <table:table-cell office:value-type="float" office:value="75.82" calcext:value-type="float">
            <text:p>75,8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1" calcext:value-type="float">
            <text:p>11</text:p>
          </table:table-cell>
          <table:table-cell office:value-type="float" office:value="78.08" calcext:value-type="float">
            <text:p>78,0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2" calcext:value-type="float">
            <text:p>12</text:p>
          </table:table-cell>
          <table:table-cell office:value-type="float" office:value="74.3" calcext:value-type="float">
            <text:p>74,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78.22" calcext:value-type="float">
            <text:p>78,2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float" office:value="76.42" calcext:value-type="float">
            <text:p>76,4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office:value-type="float" office:value="81.24" calcext:value-type="float">
            <text:p>81,2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  <table:table-cell office:value-type="float" office:value="84.48" calcext:value-type="float">
            <text:p>84,4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 office:value-type="float" office:value="73.84" calcext:value-type="float">
            <text:p>73,8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" calcext:value-type="float">
            <text:p>6</text:p>
          </table:table-cell>
          <table:table-cell office:value-type="float" office:value="75.35" calcext:value-type="float">
            <text:p>75,3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float" office:value="76.37" calcext:value-type="float">
            <text:p>76,3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" calcext:value-type="float">
            <text:p>8</text:p>
          </table:table-cell>
          <table:table-cell office:value-type="float" office:value="76.82" calcext:value-type="float">
            <text:p>76,8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9" calcext:value-type="float">
            <text:p>9</text:p>
          </table:table-cell>
          <table:table-cell office:value-type="float" office:value="75.31" calcext:value-type="float">
            <text:p>75,3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  <table:table-cell office:value-type="float" office:value="81.9" calcext:value-type="float">
            <text:p>81,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1" calcext:value-type="float">
            <text:p>11</text:p>
          </table:table-cell>
          <table:table-cell office:value-type="float" office:value="84.14" calcext:value-type="float">
            <text:p>84,1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2" calcext:value-type="float">
            <text:p>12</text:p>
          </table:table-cell>
          <table:table-cell office:value-type="float" office:value="89.04" calcext:value-type="float">
            <text:p>89,0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89.42" calcext:value-type="float">
            <text:p>89,4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89.58" calcext:value-type="float">
            <text:p>89,5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office:value-type="float" office:value="102.94" calcext:value-type="float">
            <text:p>102,9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" calcext:value-type="float">
            <text:p>4</text:p>
          </table:table-cell>
          <table:table-cell office:value-type="float" office:value="110.04" calcext:value-type="float">
            <text:p>110,0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float" office:value="101.33" calcext:value-type="float">
            <text:p>101,3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96.29" calcext:value-type="float">
            <text:p>96,2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" calcext:value-type="float">
            <text:p>7</text:p>
          </table:table-cell>
          <table:table-cell office:value-type="float" office:value="97.19" calcext:value-type="float">
            <text:p>97,1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  <table:table-cell office:value-type="float" office:value="86.33" calcext:value-type="float">
            <text:p>86,3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9" calcext:value-type="float">
            <text:p>9</text:p>
          </table:table-cell>
          <table:table-cell office:value-type="float" office:value="85.61" calcext:value-type="float">
            <text:p>85,6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0" calcext:value-type="float">
            <text:p>10</text:p>
          </table:table-cell>
          <table:table-cell office:value-type="float" office:value="86.41" calcext:value-type="float">
            <text:p>86,4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1" calcext:value-type="float">
            <text:p>11</text:p>
          </table:table-cell>
          <table:table-cell office:value-type="float" office:value="97.21" calcext:value-type="float">
            <text:p>97,2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 office:value-type="float" office:value="98.57" calcext:value-type="float">
            <text:p>98,5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100.24" calcext:value-type="float">
            <text:p>100,2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102.25" calcext:value-type="float">
            <text:p>102,2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float" office:value="106.19" calcext:value-type="float">
            <text:p>106,1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float" office:value="103.33" calcext:value-type="float">
            <text:p>103,3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94.7" calcext:value-type="float">
            <text:p>94,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office:value-type="float" office:value="82.41" calcext:value-type="float">
            <text:p>82,4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" calcext:value-type="float">
            <text:p>7</text:p>
          </table:table-cell>
          <table:table-cell office:value-type="float" office:value="87.93" calcext:value-type="float">
            <text:p>87,9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94.16" calcext:value-type="float">
            <text:p>94,1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" calcext:value-type="float">
            <text:p>9</text:p>
          </table:table-cell>
          <table:table-cell office:value-type="float" office:value="94.72" calcext:value-type="float">
            <text:p>94,7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" calcext:value-type="float">
            <text:p>10</text:p>
          </table:table-cell>
          <table:table-cell office:value-type="float" office:value="89.57" calcext:value-type="float">
            <text:p>89,5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1" calcext:value-type="float">
            <text:p>11</text:p>
          </table:table-cell>
          <table:table-cell office:value-type="float" office:value="86.66" calcext:value-type="float">
            <text:p>86,6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office:value-type="float" office:value="88.25" calcext:value-type="float">
            <text:p>88,2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94.69" calcext:value-type="float">
            <text:p>94,6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95.32" calcext:value-type="float">
            <text:p>95,3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93.05" calcext:value-type="float">
            <text:p>93,0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92.07" calcext:value-type="float">
            <text:p>92,0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float" office:value="94.8" calcext:value-type="float">
            <text:p>94,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95.8" calcext:value-type="float">
            <text:p>95,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3:30:24.835112094</meta:creation-date>
    <meta:editing-cycles>1</meta:editing-cycles>
    <meta:editing-duration>PT6M6S</meta:editing-duration>
    <dc:date>2017-03-27T13:36:31.023753223</dc:date>
    <meta:generator>LibreOffice/5.1.6.2$Linux_X86_64 LibreOffice_project/10m0$Build-2</meta:generator>
    <meta:document-statistic meta:table-count="3" meta:cell-count="2763" meta:object-count="0"/>
  </office:meta>
</office:document-meta>
</file>